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1" svg:font-family="Arial" style:font-family-generic="swiss"/>
    <style:font-face style:name="Droid Sans Mono1" svg:font-family="'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2"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2b3ee1" fo:background-color="#ffffff" style:font-size-asian="12pt" style:font-weight-asian="normal" style:font-name-complex="Arial" style:font-size-complex="12pt" style:font-weight-complex="normal"/>
    </style:style>
    <style:style style:name="P3"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4"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e62c5" officeooo:paragraph-rsid="000e62c5" fo:background-color="#ffffff" style:font-size-asian="12pt" style:font-weight-asian="normal" style:font-name-complex="Arial" style:font-size-complex="12pt" style:font-weight-complex="normal"/>
    </style:style>
    <style:style style:name="P5"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7cede" officeooo:paragraph-rsid="002b3ee1" fo:background-color="#ffffff" style:font-size-asian="12pt" style:font-weight-asian="normal" style:font-name-complex="Arial" style:font-size-complex="12pt" style:font-weight-complex="normal"/>
    </style:style>
    <style:style style:name="P6"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7cede" officeooo:paragraph-rsid="0007cede" fo:background-color="#ffffff" style:font-size-asian="12pt" style:font-weight-asian="normal" style:font-name-complex="Arial" style:font-size-complex="12pt" style:font-weight-complex="normal"/>
    </style:style>
    <style:style style:name="P7"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da8d5" officeooo:paragraph-rsid="000da8d5" fo:background-color="#ffffff" style:font-size-asian="10.5pt" style:font-weight-asian="normal" style:font-name-complex="Arial" style:font-size-complex="12pt" style:font-weight-complex="normal"/>
    </style:style>
    <style:style style:name="P8"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31039d" officeooo:paragraph-rsid="0031039d" fo:background-color="#ffffff" style:font-size-asian="10.5pt" style:font-weight-asian="normal" style:font-name-complex="Arial" style:font-size-complex="12pt" style:font-weight-complex="normal"/>
    </style:style>
    <style:style style:name="P9"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fo:color="#000000" style:font-name="Arial" fo:font-size="12pt" fo:font-weight="normal" officeooo:rsid="003275af" officeooo:paragraph-rsid="003275af" fo:background-color="#ffffff" style:font-size-asian="10.5pt" style:font-weight-asian="normal" style:font-name-complex="Arial" style:font-size-complex="12pt" style:font-weight-complex="normal"/>
    </style:style>
    <style:style style:name="P10" style:family="paragraph" style:parent-style-name="Normal">
      <style:paragraph-properties fo:margin-top="0.199cm" fo:margin-bottom="0cm" loext:contextual-spacing="false" fo:line-height="150%" fo:text-align="justify" style:justify-single-word="false"/>
      <style:text-properties fo:color="#000000" style:font-name="Arial" fo:font-size="12pt" officeooo:rsid="0005ee2d" officeooo:paragraph-rsid="0007cede" fo:background-color="#ffffff" style:font-size-asian="12pt" style:font-name-complex="Arial" style:font-size-complex="12pt"/>
    </style:style>
    <style:style style:name="P11" style:family="paragraph" style:parent-style-name="Normal">
      <style:paragraph-properties fo:margin-top="0.199cm" fo:margin-bottom="0cm" loext:contextual-spacing="false" fo:line-height="150%" fo:text-align="justify" style:justify-single-word="false"/>
      <style:text-properties fo:color="#000000" style:font-name="Arial" fo:font-size="12pt" officeooo:rsid="0005ee2d" officeooo:paragraph-rsid="0005ee2d" fo:background-color="#ffffff" style:font-size-asian="12pt" style:font-name-complex="Arial" style:font-size-complex="12pt"/>
    </style:style>
    <style:style style:name="P12"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bold" style:font-name-complex="Arial" style:font-size-complex="12pt" style:font-weight-complex="bold"/>
    </style:style>
    <style:style style:name="P13"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0da8d5" officeooo:paragraph-rsid="000da8d5" fo:background-color="#ffffff" style:font-size-asian="10.5pt" style:font-weight-asian="bold" style:font-name-complex="Arial" style:font-size-complex="12pt" style:font-weight-complex="bold"/>
    </style:style>
    <style:style style:name="P14"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31039d" officeooo:paragraph-rsid="0031039d" fo:background-color="#ffffff" style:font-size-asian="10.5pt" style:font-weight-asian="bold" style:font-name-complex="Arial" style:font-size-complex="12pt" style:font-weight-complex="bold"/>
    </style:style>
    <style:style style:name="P15" style:family="paragraph" style:parent-style-name="Normal">
      <style:paragraph-properties fo:margin-top="0.199cm" fo:margin-bottom="0cm" loext:contextual-spacing="false" fo:line-height="150%" fo:text-align="center" style:justify-single-word="false"/>
      <style:text-properties officeooo:paragraph-rsid="0003f524"/>
    </style:style>
    <style:style style:name="P16" style:family="paragraph" style:parent-style-name="Normal">
      <style:paragraph-properties fo:margin-top="0.199cm" fo:margin-bottom="0cm" loext:contextual-spacing="false" fo:line-height="150%" fo:text-align="justify" style:justify-single-word="false"/>
      <style:text-properties officeooo:paragraph-rsid="0003f524"/>
    </style:style>
    <style:style style:name="P17" style:family="paragraph" style:parent-style-name="Normal">
      <style:paragraph-properties fo:margin-top="0.199cm" fo:margin-bottom="0cm" loext:contextual-spacing="false" fo:line-height="150%" fo:text-align="justify" style:justify-single-word="false"/>
      <style:text-properties officeooo:paragraph-rsid="0007cede"/>
    </style:style>
    <style:style style:name="P18"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officeooo:paragraph-rsid="003e1273"/>
    </style:style>
    <style:style style:name="P19"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officeooo:paragraph-rsid="00422194"/>
    </style:style>
    <style:style style:name="P20" style:family="paragraph" style:parent-style-name="Normal">
      <style:paragraph-properties fo:margin-top="0.199cm" fo:margin-bottom="0cm" loext:contextual-spacing="false" fo:line-height="150%" fo:text-align="center" style:justify-single-word="false"/>
      <style:text-properties style:font-name="Arial" fo:font-size="14pt" fo:language="en" fo:country="US" fo:font-weight="bold" officeooo:paragraph-rsid="0003f524" style:font-size-asian="14pt" style:font-weight-asian="bold" style:font-name-complex="Arial" style:font-size-complex="12pt"/>
    </style:style>
    <style:style style:name="P21" style:family="paragraph" style:parent-style-name="Normal">
      <style:paragraph-properties fo:margin-top="0.199cm" fo:margin-bottom="0cm" loext:contextual-spacing="false" fo:line-height="150%" fo:text-align="justify" style:justify-single-word="false"/>
      <style:text-properties style:font-name="Arial" fo:font-size="12pt" officeooo:paragraph-rsid="0003f524" style:font-size-asian="12pt" style:font-name-complex="Arial" style:font-size-complex="12pt"/>
    </style:style>
    <style:style style:name="P22" style:family="paragraph" style:parent-style-name="Normal">
      <style:paragraph-properties fo:margin-top="0.199cm" fo:margin-bottom="0cm" loext:contextual-spacing="false" fo:line-height="150%" fo:text-align="justify" style:justify-single-word="false"/>
      <style:text-properties style:font-name="Arial" fo:font-size="12pt" officeooo:rsid="00041edf" officeooo:paragraph-rsid="00041edf" style:font-size-asian="12pt" style:font-name-complex="Arial" style:font-size-complex="12pt"/>
    </style:style>
    <style:style style:name="P23"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paragraph-rsid="00041edf" style:font-size-asian="12pt" style:font-weight-asian="bold" style:font-name-complex="Arial" style:font-size-complex="12pt"/>
    </style:style>
    <style:style style:name="P24"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officeooo:rsid="00041edf" officeooo:paragraph-rsid="00041edf" fo:background-color="#000000" style:font-size-asian="12pt" style:font-name-complex="Arial" style:font-size-complex="12pt"/>
    </style:style>
    <style:style style:name="P25"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officeooo:rsid="0005ee2d" officeooo:paragraph-rsid="0005ee2d" fo:background-color="#000000" style:font-size-asian="12pt" style:font-name-complex="Arial" style:font-size-complex="12pt"/>
    </style:style>
    <style:style style:name="P26"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fo:font-weight="normal" officeooo:rsid="0031039d" officeooo:paragraph-rsid="0031039d" fo:background-color="#000000" style:font-size-asian="10.5pt" style:font-weight-asian="normal" style:font-name-complex="Arial" style:font-size-complex="12pt" style:font-weight-complex="normal"/>
    </style:style>
    <style:style style:name="P27"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paragraph-rsid="003275af"/>
    </style:style>
    <style:style style:name="P28"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2c652" officeooo:paragraph-rsid="0032c652"/>
    </style:style>
    <style:style style:name="P29"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4a3b3" officeooo:paragraph-rsid="0034a3b3"/>
    </style:style>
    <style:style style:name="P30"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bold" officeooo:rsid="00362218" officeooo:paragraph-rsid="00362218" style:font-weight-asian="bold" style:font-weight-complex="bold"/>
    </style:style>
    <style:style style:name="P31"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bold" officeooo:rsid="00392866" officeooo:paragraph-rsid="00392866" style:font-weight-asian="bold" style:font-weight-complex="bold"/>
    </style:style>
    <style:style style:name="P32"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bold" officeooo:rsid="003b1b04" officeooo:paragraph-rsid="003b1b04" style:font-weight-asian="bold" style:font-weight-complex="bold"/>
    </style:style>
    <style:style style:name="P33"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bold" officeooo:rsid="00415c3d" officeooo:paragraph-rsid="00415c3d" style:font-weight-asian="bold" style:font-weight-complex="bold"/>
    </style:style>
    <style:style style:name="P34"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rsid="00362218" officeooo:paragraph-rsid="00362218" style:font-weight-asian="normal" style:font-weight-complex="normal"/>
    </style:style>
    <style:style style:name="P35"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rsid="003b1b04" officeooo:paragraph-rsid="003e1273" style:font-weight-asian="normal" style:font-weight-complex="normal"/>
    </style:style>
    <style:style style:name="P36"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paragraph-rsid="00362218"/>
    </style:style>
    <style:style style:name="P37"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paragraph-rsid="003793f6"/>
    </style:style>
    <style:style style:name="P38"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officeooo:rsid="00403467" officeooo:paragraph-rsid="00403467"/>
    </style:style>
    <style:style style:name="P39"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fo:font-weight="bold" officeooo:rsid="004416bd" officeooo:paragraph-rsid="004416bd" style:font-weight-asian="bold" style:font-weight-complex="bold"/>
    </style:style>
    <style:style style:name="P40" style:family="paragraph" style:parent-style-name="Standard">
      <style:paragraph-properties fo:margin-top="0.199cm" fo:margin-bottom="0cm" loext:contextual-spacing="false" fo:line-height="150%" fo:text-align="justify" style:justify-single-word="false"/>
      <style:text-properties fo:color="#000000" style:font-name="Arial" fo:font-size="12pt" officeooo:rsid="0005ee2d" officeooo:paragraph-rsid="0007cede" fo:background-color="#ffffff" style:font-size-asian="12pt" style:font-name-complex="Arial" style:font-size-complex="12pt"/>
    </style:style>
    <style:style style:name="P4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0.5pt" fo:font-weight="normal" officeooo:rsid="001b2ccc" officeooo:paragraph-rsid="001b2ccc" fo:background-color="#212121" style:font-size-asian="12pt" style:font-weight-asian="normal" style:font-name-complex="Arial" style:font-size-complex="12pt" style:font-weight-complex="normal"/>
    </style:style>
    <style:style style:name="P4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0.5pt" fo:font-weight="normal" officeooo:paragraph-rsid="003e1273" fo:background-color="#212121"/>
    </style:style>
    <style:style style:name="P4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f3f9d" officeooo:paragraph-rsid="001f3f9d" fo:background-color="#212121" style:font-size-asian="12pt" style:font-weight-asian="normal" style:font-name-complex="Arial" style:font-size-complex="12pt" style:font-weight-complex="normal"/>
    </style:style>
    <style:style style:name="P4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290007" officeooo:paragraph-rsid="00290007" fo:background-color="#212121" style:font-size-asian="12pt" style:font-weight-asian="normal" style:font-name-complex="Arial" style:font-size-complex="12pt" style:font-weight-complex="normal"/>
    </style:style>
    <style:style style:name="P4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7cede" officeooo:paragraph-rsid="0007cede" fo:background-color="#212121" style:font-size-asian="12pt" style:font-weight-asian="normal" style:font-name-complex="Arial" style:font-size-complex="12pt" style:font-weight-complex="normal"/>
    </style:style>
    <style:style style:name="P4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e62c5" officeooo:paragraph-rsid="000e62c5" fo:background-color="#212121" style:font-size-asian="12pt" style:font-weight-asian="normal" style:font-name-complex="Arial" style:font-size-complex="12pt" style:font-weight-complex="normal"/>
    </style:style>
    <style:style style:name="P47" style:family="paragraph" style:parent-style-name="Standard">
      <loext:graphic-properties draw:fill="solid" draw:fill-color="#000000" draw:opacity="100%"/>
      <style:paragraph-properties fo:margin-top="0.199cm" fo:margin-bottom="0cm" loext:contextual-spacing="false" style:line-height-at-least="0.503cm" fo:text-align="justify" style:justify-single-word="false" fo:background-color="#000000"/>
      <style:text-properties fo:color="#eeffff" style:font-name="Droid Sans Mono" fo:font-size="12pt" fo:font-weight="normal" officeooo:rsid="000e62c5" officeooo:paragraph-rsid="000e62c5" fo:background-color="#212121" style:font-size-asian="12pt" style:font-weight-asian="normal" style:font-name-complex="Arial" style:font-size-complex="12pt" style:font-weight-complex="normal"/>
    </style:style>
    <style:style style:name="P4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050eb" officeooo:paragraph-rsid="001050eb" fo:background-color="#212121" style:font-size-asian="12pt" style:font-weight-asian="normal" style:font-name-complex="Arial" style:font-size-complex="12pt" style:font-weight-complex="normal"/>
    </style:style>
    <style:style style:name="P49"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050eb" officeooo:paragraph-rsid="001404b9" fo:background-color="#212121" style:font-size-asian="12pt" style:font-weight-asian="normal" style:font-name-complex="Arial" style:font-size-complex="12pt" style:font-weight-complex="normal"/>
    </style:style>
    <style:style style:name="P50"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404b9" officeooo:paragraph-rsid="001404b9" fo:background-color="#212121" style:font-size-asian="12pt" style:font-weight-asian="normal" style:font-name-complex="Arial" style:font-size-complex="12pt" style:font-weight-complex="normal"/>
    </style:style>
    <style:style style:name="P5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da8d5" officeooo:paragraph-rsid="000da8d5" fo:background-color="#212121" style:font-size-asian="12pt" style:font-weight-asian="normal" style:font-name-complex="Arial" style:font-size-complex="12pt" style:font-weight-complex="normal"/>
    </style:style>
    <style:style style:name="P52"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fo:background-color="#212121" style:font-size-asian="12pt" style:font-size-complex="12pt"/>
    </style:style>
    <style:style style:name="P53"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officeooo:paragraph-rsid="000be346" fo:background-color="#212121" style:font-size-asian="12pt" style:font-size-complex="12pt"/>
    </style:style>
    <style:style style:name="P5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3fcd9" fo:background-color="#212121" style:font-size-asian="12pt" style:font-size-complex="12pt"/>
    </style:style>
    <style:style style:name="P5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5b7cf" fo:background-color="#212121" style:font-size-asian="12pt" style:font-size-complex="12pt"/>
    </style:style>
    <style:style style:name="P5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99cd9" fo:background-color="#212121" style:font-size-asian="12pt" style:font-size-complex="12pt"/>
    </style:style>
    <style:style style:name="P57"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3275af" fo:background-color="#212121" style:font-size-asian="12pt" style:font-size-complex="12pt"/>
    </style:style>
    <style:style style:name="P5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32c652" officeooo:paragraph-rsid="0032c652" fo:background-color="#212121" style:font-size-asian="12pt" style:font-size-complex="12pt"/>
    </style:style>
    <style:style style:name="P59" style:family="paragraph" style:parent-style-name="Standard">
      <loext:graphic-properties draw:fill="solid" draw:fill-color="#ffffff" draw:opacity="100%"/>
      <style:paragraph-properties fo:margin-top="0.199cm" fo:margin-bottom="0cm" loext:contextual-spacing="false" fo:line-height="150%" fo:text-align="justify" style:justify-single-word="false" fo:background-color="#ffffff"/>
      <style:text-properties fo:color="#eeffff" style:font-name="Droid Sans Mono" fo:font-size="12pt" fo:font-weight="normal" officeooo:rsid="0034a3b3" officeooo:paragraph-rsid="0034a3b3" fo:background-color="#212121" style:font-size-asian="12pt" style:font-size-complex="12pt"/>
    </style:style>
    <style:style style:name="P60"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3fcd9" officeooo:paragraph-rsid="0013fcd9" fo:background-color="#212121" style:font-size-asian="12pt" style:font-weight-asian="bold" style:font-name-complex="Arial" style:font-size-complex="12pt" style:font-weight-complex="bold"/>
    </style:style>
    <style:style style:name="P6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2efc74" officeooo:paragraph-rsid="002efc74" fo:background-color="#212121" style:font-size-asian="12pt" style:font-weight-asian="bold" style:font-name-complex="Arial" style:font-size-complex="12pt" style:font-weight-complex="bold"/>
    </style:style>
    <style:style style:name="P6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1" fo:font-size="12pt" fo:font-weight="normal" officeooo:paragraph-rsid="0007cede" fo:background-color="#000000" style:font-size-asian="12pt" style:font-size-complex="12pt"/>
    </style:style>
    <style:style style:name="P6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Arial1" fo:font-size="12pt" fo:font-weight="normal" officeooo:rsid="00403467" officeooo:paragraph-rsid="00403467" fo:background-color="#000000" style:font-size-asian="12pt" style:font-size-complex="12pt"/>
    </style:style>
    <style:style style:name="P6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Arial1" fo:font-size="12pt" fo:font-weight="normal" officeooo:rsid="004416bd" officeooo:paragraph-rsid="004416bd" fo:background-color="#000000" style:font-size-asian="12pt" style:font-weight-asian="bold" style:font-size-complex="12pt" style:font-weight-complex="bold"/>
    </style:style>
    <style:style style:name="P6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545454" style:font-name="Droid Sans Mono" fo:font-size="12pt" fo:font-style="italic" fo:font-weight="normal" officeooo:rsid="00290007" officeooo:paragraph-rsid="00290007" fo:background-color="#212121" style:font-size-asian="12pt" style:font-weight-asian="normal" style:font-name-complex="Arial" style:font-size-complex="12pt" style:font-weight-complex="normal"/>
    </style:style>
    <style:style style:name="P66" style:family="paragraph" style:parent-style-name="Standard">
      <style:paragraph-properties fo:margin-top="0.199cm" fo:margin-bottom="0cm" loext:contextual-spacing="false" style:line-height-at-least="0.503cm"/>
      <style:text-properties fo:color="#89ddff" style:font-name="Droid Sans Mono" fo:font-size="12pt" fo:font-weight="normal" fo:background-color="#212121" style:font-size-asian="12pt" style:font-size-complex="12pt"/>
    </style:style>
    <style:style style:name="P67"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89ddff" style:font-name="Droid Sans Mono" fo:font-size="12pt" fo:font-weight="normal" fo:background-color="#212121" style:font-size-asian="12pt" style:font-size-complex="12pt"/>
    </style:style>
    <style:style style:name="P68"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font-size="12pt" style:font-size-asian="12pt" style:font-size-complex="12pt"/>
    </style:style>
    <style:style style:name="P69"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f78c6c" style:font-name="Droid Sans Mono" fo:font-size="12pt" fo:font-weight="normal" fo:background-color="#212121" style:font-size-asian="12pt" style:font-size-complex="12pt"/>
    </style:style>
    <style:style style:name="P7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3fcd9" officeooo:paragraph-rsid="0013fcd9" fo:background-color="#ffffff" style:font-size-asian="12pt" style:font-weight-asian="normal" style:font-name-complex="Arial" style:font-size-complex="12pt" style:font-weight-complex="normal"/>
    </style:style>
    <style:style style:name="P7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3fcd9" officeooo:paragraph-rsid="002efc74" fo:background-color="#ffffff" style:font-size-asian="12pt" style:font-weight-asian="normal" style:font-name-complex="Arial" style:font-size-complex="12pt" style:font-weight-complex="normal"/>
    </style:style>
    <style:style style:name="P7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fabb" officeooo:paragraph-rsid="0014fabb" fo:background-color="#ffffff" style:font-size-asian="12pt" style:font-weight-asian="normal" style:font-name-complex="Arial" style:font-size-complex="12pt" style:font-weight-complex="normal"/>
    </style:style>
    <style:style style:name="P7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fabb" officeooo:paragraph-rsid="002efc74" fo:background-color="#ffffff" style:font-size-asian="12pt" style:font-weight-asian="normal" style:font-name-complex="Arial" style:font-size-complex="12pt" style:font-weight-complex="normal"/>
    </style:style>
    <style:style style:name="P7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5b7cf" officeooo:paragraph-rsid="0015b7cf" fo:background-color="#ffffff" style:font-size-asian="12pt" style:font-weight-asian="normal" style:font-name-complex="Arial" style:font-size-complex="12pt" style:font-weight-complex="normal"/>
    </style:style>
    <style:style style:name="P7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5b7cf" officeooo:paragraph-rsid="002efc74" fo:background-color="#ffffff" style:font-size-asian="12pt" style:font-weight-asian="normal" style:font-name-complex="Arial" style:font-size-complex="12pt" style:font-weight-complex="normal"/>
    </style:style>
    <style:style style:name="P7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f3f9d" officeooo:paragraph-rsid="001f3f9d" fo:background-color="#ffffff" style:font-size-asian="12pt" style:font-weight-asian="normal" style:font-name-complex="Arial" style:font-size-complex="12pt" style:font-weight-complex="normal"/>
    </style:style>
    <style:style style:name="P7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290007" officeooo:paragraph-rsid="00290007" fo:background-color="#ffffff" style:font-size-asian="12pt" style:font-weight-asian="normal" style:font-name-complex="Arial" style:font-size-complex="12pt" style:font-weight-complex="normal"/>
    </style:style>
    <style:style style:name="P7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2a24db" officeooo:paragraph-rsid="002a24db" fo:background-color="#ffffff" style:font-size-asian="12pt" style:font-weight-asian="normal" style:font-name-complex="Arial" style:font-size-complex="12pt" style:font-weight-complex="normal"/>
    </style:style>
    <style:style style:name="P7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0e62c5" officeooo:paragraph-rsid="000e62c5" fo:background-color="#ffffff" style:font-size-asian="12pt" style:font-weight-asian="normal" style:font-name-complex="Arial" style:font-size-complex="12pt" style:font-weight-complex="normal"/>
    </style:style>
    <style:style style:name="P8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050eb" officeooo:paragraph-rsid="002b3ee1" fo:background-color="#ffffff" style:font-size-asian="12pt" style:font-weight-asian="normal" style:font-name-complex="Arial" style:font-size-complex="12pt" style:font-weight-complex="normal"/>
    </style:style>
    <style:style style:name="P8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050eb" officeooo:paragraph-rsid="001050eb" fo:background-color="#ffffff" style:font-size-asian="12pt" style:font-weight-asian="normal" style:font-name-complex="Arial" style:font-size-complex="12pt" style:font-weight-complex="normal"/>
    </style:style>
    <style:style style:name="P8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0e718c" officeooo:paragraph-rsid="000e718c" fo:background-color="#ffffff" style:font-size-asian="12pt" style:font-weight-asian="normal" style:font-name-complex="Arial" style:font-size-complex="12pt" style:font-weight-complex="normal"/>
    </style:style>
    <style:style style:name="P8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04b9" officeooo:paragraph-rsid="001404b9" fo:background-color="#ffffff" style:font-size-asian="12pt" style:font-weight-asian="normal" style:font-name-complex="Arial" style:font-size-complex="12pt" style:font-weight-complex="normal"/>
    </style:style>
    <style:style style:name="P8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04b9" officeooo:paragraph-rsid="002efc74" fo:background-color="#ffffff" style:font-size-asian="12pt" style:font-weight-asian="normal" style:font-name-complex="Arial" style:font-size-complex="12pt" style:font-weight-complex="normal"/>
    </style:style>
    <style:style style:name="P8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7ad93" officeooo:paragraph-rsid="00199cd9" fo:background-color="#ffffff" style:font-size-asian="12pt" style:font-weight-asian="normal" style:font-name-complex="Arial" style:font-size-complex="12pt" style:font-weight-complex="normal"/>
    </style:style>
    <style:style style:name="P8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99cd9" officeooo:paragraph-rsid="00199cd9" fo:background-color="#ffffff" style:font-size-asian="12pt" style:font-weight-asian="normal" style:font-name-complex="Arial" style:font-size-complex="12pt" style:font-weight-complex="normal"/>
    </style:style>
    <style:style style:name="P8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b2ccc" officeooo:paragraph-rsid="001b2ccc" fo:background-color="#ffffff" style:font-size-asian="12pt" style:font-weight-asian="normal" style:font-name-complex="Arial" style:font-size-complex="12pt" style:font-weight-complex="normal"/>
    </style:style>
    <style:style style:name="P8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d023a" officeooo:paragraph-rsid="001d023a" fo:background-color="#ffffff" style:font-size-asian="12pt" style:font-weight-asian="normal" style:font-name-complex="Arial" style:font-size-complex="12pt" style:font-weight-complex="normal"/>
    </style:style>
    <style:style style:name="P8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paragraph-rsid="00199cd9" fo:background-color="#ffffff"/>
    </style:style>
    <style:style style:name="P9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2efc74" officeooo:paragraph-rsid="002efc74" fo:background-color="#ffffff" style:font-size-asian="10.5pt" style:font-weight-asian="normal" style:font-name-complex="Arial" style:font-size-complex="12pt" style:font-weight-complex="normal"/>
    </style:style>
    <style:style style:name="P9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290007" officeooo:paragraph-rsid="00290007" fo:background-color="#ffffff" style:font-size-asian="12pt" style:font-weight-asian="bold" style:font-name-complex="Arial" style:font-size-complex="12pt" style:font-weight-complex="bold"/>
    </style:style>
    <style:style style:name="P9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050eb" officeooo:paragraph-rsid="001050eb" fo:background-color="#ffffff" style:font-size-asian="12pt" style:font-weight-asian="bold" style:font-name-complex="Arial" style:font-size-complex="12pt" style:font-weight-complex="bold"/>
    </style:style>
    <style:style style:name="P9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3fcd9" officeooo:paragraph-rsid="0013fcd9" fo:background-color="#ffffff" style:font-size-asian="12pt" style:font-weight-asian="bold" style:font-name-complex="Arial" style:font-size-complex="12pt" style:font-weight-complex="bold"/>
    </style:style>
    <style:style style:name="P9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404b9" officeooo:paragraph-rsid="001404b9" fo:background-color="#ffffff" style:font-size-asian="12pt" style:font-weight-asian="bold" style:font-name-complex="Arial" style:font-size-complex="12pt" style:font-weight-complex="bold"/>
    </style:style>
    <style:style style:name="P9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4fabb" officeooo:paragraph-rsid="0014fabb" fo:background-color="#ffffff" style:font-size-asian="12pt" style:font-weight-asian="bold" style:font-name-complex="Arial" style:font-size-complex="12pt" style:font-weight-complex="bold"/>
    </style:style>
    <style:style style:name="P9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5b7cf" officeooo:paragraph-rsid="0015b7cf" fo:background-color="#ffffff" style:font-size-asian="12pt" style:font-weight-asian="bold" style:font-name-complex="Arial" style:font-size-complex="12pt" style:font-weight-complex="bold"/>
    </style:style>
    <style:style style:name="P9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7ad93" officeooo:paragraph-rsid="0017ad93" fo:background-color="#ffffff" style:font-size-asian="12pt" style:font-weight-asian="bold" style:font-name-complex="Arial" style:font-size-complex="12pt" style:font-weight-complex="bold"/>
    </style:style>
    <style:style style:name="P9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b2ccc" officeooo:paragraph-rsid="001d023a" fo:background-color="#ffffff" style:font-size-asian="12pt" style:font-weight-asian="bold" style:font-name-complex="Arial" style:font-size-complex="12pt" style:font-weight-complex="bold"/>
    </style:style>
    <style:style style:name="P9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d023a" officeooo:paragraph-rsid="001d023a" fo:background-color="#ffffff" style:font-size-asian="12pt" style:font-weight-asian="bold" style:font-name-complex="Arial" style:font-size-complex="12pt" style:font-weight-complex="bold"/>
    </style:style>
    <style:style style:name="P10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10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0da8d5" officeooo:paragraph-rsid="00290007" fo:background-color="#ffffff" style:font-size-asian="10.5pt" style:font-weight-asian="bold" style:font-name-complex="Arial" style:font-size-complex="12pt" style:font-weight-complex="bold"/>
    </style:style>
    <style:style style:name="P10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2efc74" officeooo:paragraph-rsid="002efc74" fo:background-color="#ffffff" style:font-size-asian="10.5pt" style:font-weight-asian="bold" style:font-name-complex="Arial" style:font-size-complex="12pt" style:font-weight-complex="bold"/>
    </style:style>
    <style:style style:name="P103" style:family="paragraph" style:parent-style-name="Text_20_body">
      <style:paragraph-properties fo:margin-top="0.199cm" fo:margin-bottom="0cm" loext:contextual-spacing="false" fo:line-height="150%" fo:text-align="justify" style:justify-single-word="false"/>
      <style:text-properties officeooo:paragraph-rsid="0015b7cf"/>
    </style:style>
    <style:style style:name="P104" style:family="paragraph" style:parent-style-name="Text_20_body">
      <style:paragraph-properties fo:margin-top="0.199cm" fo:margin-bottom="0cm" loext:contextual-spacing="false" fo:line-height="150%" fo:text-align="justify" style:justify-single-word="false"/>
      <style:text-properties officeooo:paragraph-rsid="002efc74"/>
    </style:style>
    <style:style style:name="P105" style:family="paragraph" style:parent-style-name="Text_20_body">
      <loext:graphic-properties draw:fill="solid" draw:fill-color="#000000" draw:opacity="100%"/>
      <style:paragraph-properties fo:margin-top="0.199cm" fo:margin-bottom="0cm" loext:contextual-spacing="false" fo:line-height="150%" fo:text-align="justify" style:justify-single-word="false" fo:background-color="#000000"/>
      <style:text-properties fo:color="#545454" style:font-name="Droid Sans Mono" fo:font-size="12pt" fo:font-style="italic" fo:font-weight="normal" officeooo:paragraph-rsid="00290007" fo:background-color="#212121" style:font-size-asian="12pt" style:font-size-complex="12pt"/>
    </style:style>
    <style:style style:name="P106" style:family="paragraph" style:parent-style-name="Normal">
      <style:paragraph-properties fo:margin-left="0cm" fo:margin-right="0cm" fo:margin-top="0.199cm" fo:margin-bottom="0cm" loext:contextual-spacing="false" fo:line-height="150%" fo:text-align="justify" style:justify-single-word="false" fo:text-indent="1.251cm" style:auto-text-indent="false"/>
      <style:text-properties fo:color="#000000" style:font-name="Arial" fo:font-size="12pt" officeooo:rsid="0005ee2d" officeooo:paragraph-rsid="0007cede" fo:background-color="#ffffff" style:font-size-asian="12pt" style:font-name-complex="Arial" style:font-size-complex="12pt"/>
    </style:style>
    <style:style style:name="P107"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weight="normal" fo:background-color="#212121" style:font-size-asian="12pt" style:font-size-complex="12pt"/>
    </style:style>
    <style:style style:name="P108" style:family="paragraph" style:parent-style-name="Standard">
      <loext:graphic-properties draw:fill="solid" draw:fill-color="#000000" draw:opacity="100%"/>
      <style:paragraph-properties style:line-height-at-least="0.503cm" fo:background-color="#000000"/>
      <style:text-properties fo:color="#89ddff" style:font-name="Arial1" fo:font-size="12pt" fo:font-weight="normal" fo:background-color="#000000" style:font-size-asian="12pt" style:font-size-complex="12pt"/>
    </style:style>
    <style:style style:name="P109" style:family="paragraph" style:parent-style-name="Standard">
      <loext:graphic-properties draw:fill="solid" draw:fill-color="#000000" draw:opacity="100%"/>
      <style:paragraph-properties style:line-height-at-least="0.503cm" fo:background-color="#000000"/>
      <style:text-properties fo:color="#89ddff" style:font-name="Arial1" fo:font-size="12pt" fo:font-style="normal" fo:font-weight="normal" fo:background-color="#000000" style:font-size-asian="12pt" style:font-style-asian="normal" style:font-size-complex="12pt" style:font-style-complex="normal"/>
    </style:style>
    <style:style style:name="P110"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212121" style:font-size-asian="12pt" style:font-size-complex="12pt"/>
    </style:style>
    <style:style style:name="P111" style:family="paragraph" style:parent-style-name="Standard">
      <loext:graphic-properties draw:fill="solid" draw:fill-color="#000000" draw:opacity="100%"/>
      <style:paragraph-properties style:line-height-at-least="0.503cm" fo:background-color="#000000"/>
      <style:text-properties fo:color="#eeffff" style:font-name="Arial1" fo:font-size="12pt" fo:font-weight="normal" officeooo:paragraph-rsid="00403467" fo:background-color="#000000"/>
    </style:style>
    <style:style style:name="P112" style:family="paragraph" style:parent-style-name="Standard">
      <loext:graphic-properties draw:fill="solid" draw:fill-color="#000000" draw:opacity="100%"/>
      <style:paragraph-properties style:line-height-at-least="0.503cm" fo:background-color="#000000"/>
      <style:text-properties fo:color="#eeffff" style:font-name="Arial1" fo:font-size="12pt" fo:font-weight="normal" fo:background-color="#000000" style:font-size-asian="12pt" style:font-size-complex="12pt"/>
    </style:style>
    <style:style style:name="P113" style:family="paragraph" style:parent-style-name="Standard">
      <loext:graphic-properties draw:fill="solid" draw:fill-color="#000000" draw:opacity="100%"/>
      <style:paragraph-properties style:line-height-at-least="0.503cm" fo:background-color="#000000"/>
      <style:text-properties fo:color="#eeffff" style:font-name="Arial1" fo:font-size="12pt" fo:font-style="normal" fo:font-weight="normal" fo:background-color="#000000" style:font-size-asian="12pt" style:font-style-asian="normal" style:font-size-complex="12pt" style:font-style-complex="normal"/>
    </style:style>
    <style:style style:name="P114" style:family="paragraph" style:parent-style-name="Standard">
      <loext:graphic-properties draw:fill="solid" draw:fill-color="#000000" draw:opacity="100%"/>
      <style:paragraph-properties style:line-height-at-least="0.503cm" fo:background-color="#000000"/>
      <style:text-properties fo:font-size="12pt" style:font-size-asian="12pt" style:font-size-complex="12pt"/>
    </style:style>
    <style:style style:name="P115" style:family="paragraph" style:parent-style-name="Standard">
      <loext:graphic-properties draw:fill="solid" draw:fill-color="#000000" draw:opacity="100%"/>
      <style:paragraph-properties style:line-height-at-least="0.503cm" fo:background-color="#000000"/>
      <style:text-properties fo:color="#545454" style:font-name="Arial1" fo:font-size="12pt" fo:font-style="italic" fo:font-weight="normal" fo:background-color="#000000" style:font-size-asian="12pt" style:font-size-complex="12pt"/>
    </style:style>
    <style:style style:name="P116" style:family="paragraph" style:parent-style-name="Standard">
      <loext:graphic-properties draw:fill="solid" draw:fill-color="#000000" draw:opacity="100%"/>
      <style:paragraph-properties style:line-height-at-least="0.503cm" fo:background-color="#000000"/>
      <style:text-properties officeooo:paragraph-rsid="00403467"/>
    </style:style>
    <style:style style:name="P117" style:family="paragraph" style:parent-style-name="Standard">
      <loext:graphic-properties draw:fill="solid" draw:fill-color="#000000" draw:opacity="100%"/>
      <style:paragraph-properties style:line-height-at-least="0.503cm" fo:background-color="#000000"/>
      <style:text-properties style:font-name="Arial1" fo:font-size="12pt" fo:font-style="normal" fo:background-color="#000000" style:font-size-asian="12pt" style:font-style-asian="normal" style:font-size-complex="12pt" style:font-style-complex="normal"/>
    </style:style>
    <style:style style:name="P118" style:family="paragraph" style:parent-style-name="Standard">
      <loext:graphic-properties draw:fill="solid" draw:fill-color="#000000" draw:opacity="100%"/>
      <style:paragraph-properties style:line-height-at-least="0.503cm" fo:background-color="#000000"/>
      <style:text-properties style:font-name="Arial1" fo:font-size="12pt" fo:background-color="#000000" style:font-size-asian="12pt" style:font-size-complex="12pt"/>
    </style:style>
    <style:style style:name="P119" style:family="paragraph" style:parent-style-name="Normal" style:list-style-name="L1">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paragraph-rsid="003275af"/>
    </style:style>
    <style:style style:name="P120" style:family="paragraph" style:parent-style-name="Normal" style:list-style-name="L2">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2c652" officeooo:paragraph-rsid="0032c652"/>
    </style:style>
    <style:style style:name="P121" style:family="paragraph" style:parent-style-name="Normal" style:list-style-name="L3">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4a3b3" officeooo:paragraph-rsid="0034a3b3"/>
    </style:style>
    <style:style style:name="P122"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415c3d" officeooo:paragraph-rsid="003e1273"/>
    </style:style>
    <style:style style:name="P123"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415c3d" officeooo:paragraph-rsid="00415c3d"/>
    </style:style>
    <style:style style:name="P124"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403467" officeooo:paragraph-rsid="00403467"/>
    </style:style>
    <style:style style:name="P125"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rsid="00448bab" officeooo:paragraph-rsid="004416bd" style:font-weight-asian="normal" style:font-weight-complex="normal"/>
    </style:style>
    <style:style style:name="P126"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475b76" officeooo:paragraph-rsid="00403467"/>
    </style:style>
    <style:style style:name="P127" style:family="paragraph" style:parent-style-name="Standard" style:list-style-name="L1">
      <loext:graphic-properties draw:fill="solid" draw:fill-color="#ffffff" draw:opacity="100%"/>
      <style:paragraph-properties fo:margin-top="0.199cm" fo:margin-bottom="0cm" loext:contextual-spacing="false" fo:line-height="150%" fo:text-align="justify" style:justify-single-word="false" fo:background-color="#ffffff"/>
      <style:text-properties officeooo:paragraph-rsid="003275af"/>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officeooo:rsid="00041edf" style:font-size-asian="12pt" style:font-name-complex="Arial" style:font-size-complex="12pt"/>
    </style:style>
    <style:style style:name="T3" style:family="text">
      <style:text-properties officeooo:rsid="00041edf"/>
    </style:style>
    <style:style style:name="T4" style:family="text">
      <style:text-properties fo:color="#0000ff" style:font-name="Arial" fo:font-size="14pt" fo:language="en" fo:country="US" fo:font-weight="bold" officeooo:rsid="0003f524" style:font-size-asian="14pt" style:font-weight-asian="bold" style:font-name-complex="Arial" style:font-size-complex="12pt"/>
    </style:style>
    <style:style style:name="T5" style:family="text">
      <style:text-properties fo:color="#000000" style:font-name="Arial" fo:font-size="12pt" officeooo:rsid="0005ee2d" fo:background-color="#ffffff" loext:char-shading-value="0" style:font-size-asian="12pt" style:font-name-complex="Arial" style:font-size-complex="12pt"/>
    </style:style>
    <style:style style:name="T6" style:family="text">
      <style:text-properties fo:color="#000000" style:font-name="Arial" fo:font-size="12pt" fo:font-weight="normal" officeooo:rsid="0007cede" fo:background-color="#ffffff" loext:char-shading-value="0" style:font-size-asian="12pt" style:font-weight-asian="normal" style:font-name-complex="Arial" style:font-size-complex="12pt" style:font-weight-complex="normal"/>
    </style:style>
    <style:style style:name="T7" style:family="text">
      <style:text-properties fo:color="#000000" style:font-name="Arial" fo:font-size="12pt" fo:font-weight="normal" officeooo:rsid="000be346" fo:background-color="#ffffff" loext:char-shading-value="0" style:font-size-asian="12pt" style:font-weight-asian="normal" style:font-name-complex="Arial" style:font-size-complex="12pt" style:font-weight-complex="normal"/>
    </style:style>
    <style:style style:name="T8" style:family="text">
      <style:text-properties fo:color="#000000" style:font-name="Arial" fo:font-size="12pt" fo:font-weight="normal" officeooo:rsid="0015b7cf" fo:background-color="#ffffff" loext:char-shading-value="0" style:font-size-asian="12pt" style:font-weight-asian="normal" style:font-name-complex="Arial" style:font-size-complex="12pt" style:font-weight-complex="normal"/>
    </style:style>
    <style:style style:name="T9" style:family="text">
      <style:text-properties fo:color="#000000" style:font-name="Arial" fo:font-size="12pt" fo:font-weight="normal" officeooo:rsid="0017ad93" fo:background-color="#ffffff" loext:char-shading-value="0" style:font-size-asian="12pt" style:font-weight-asian="normal" style:font-name-complex="Arial" style:font-size-complex="12pt" style:font-weight-complex="normal"/>
    </style:style>
    <style:style style:name="T10" style:family="text">
      <style:text-properties fo:color="#000000" style:font-name="Arial" fo:font-size="12pt" fo:font-weight="normal" officeooo:rsid="00199cd9" fo:background-color="#ffffff" loext:char-shading-value="0" style:font-size-asian="12pt" style:font-weight-asian="normal" style:font-name-complex="Arial" style:font-size-complex="12pt" style:font-weight-complex="normal"/>
    </style:style>
    <style:style style:name="T11" style:family="text">
      <style:text-properties fo:color="#000000" style:font-name="Arial" fo:font-size="12pt" fo:font-weight="normal" officeooo:rsid="003275af" fo:background-color="#ffffff" loext:char-shading-value="0" style:font-size-asian="10.5pt" style:font-weight-asian="normal" style:font-name-complex="Arial" style:font-size-complex="12pt" style:font-weight-complex="normal"/>
    </style:style>
    <style:style style:name="T12" style:family="text">
      <style:text-properties fo:color="#000000" style:font-name="Arial" fo:font-size="12pt" fo:font-weight="bold" officeooo:rsid="0017ad93" fo:background-color="#ffffff" loext:char-shading-value="0" style:font-size-asian="12pt" style:font-weight-asian="bold" style:font-name-complex="Arial" style:font-size-complex="12pt" style:font-weight-complex="bold"/>
    </style:style>
    <style:style style:name="T13" style:family="text">
      <style:text-properties officeooo:rsid="0007cede"/>
    </style:style>
    <style:style style:name="T14" style:family="text">
      <style:text-properties fo:color="#c792ea"/>
    </style:style>
    <style:style style:name="T15" style:family="text">
      <style:text-properties fo:color="#c792ea" officeooo:rsid="0007cede" fo:background-color="#212121" loext:char-shading-value="0" style:font-weight-asian="normal" style:font-name-complex="Arial" style:font-weight-complex="normal"/>
    </style:style>
    <style:style style:name="T16" style:family="text">
      <style:text-properties fo:color="#c792ea" style:font-weight-asian="normal" style:font-weight-complex="normal"/>
    </style:style>
    <style:style style:name="T17" style:family="text">
      <style:text-properties fo:color="#c792ea" style:font-name="Droid Sans Mono" fo:background-color="#212121" loext:char-shading-value="0"/>
    </style:style>
    <style:style style:name="T18" style:family="text">
      <style:text-properties fo:color="#c792ea" style:font-name="Droid Sans Mono" fo:font-size="12pt" fo:background-color="#212121" loext:char-shading-value="0" style:font-size-asian="12pt" style:font-size-complex="12pt"/>
    </style:style>
    <style:style style:name="T19" style:family="text">
      <style:text-properties fo:color="#c792ea"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20" style:family="text">
      <style:text-properties fo:color="#c792ea" fo:font-style="normal" style:font-size-asian="12pt" style:font-style-asian="normal" style:font-size-complex="12pt" style:font-style-complex="normal"/>
    </style:style>
    <style:style style:name="T21" style:family="text">
      <style:text-properties fo:color="#c792ea" style:font-size-asian="12pt" style:font-size-complex="12pt"/>
    </style:style>
    <style:style style:name="T22" style:family="text">
      <style:text-properties fo:color="#c792ea" officeooo:rsid="00415c3d"/>
    </style:style>
    <style:style style:name="T23" style:family="text">
      <style:text-properties fo:color="#89ddff"/>
    </style:style>
    <style:style style:name="T24" style:family="text">
      <style:text-properties fo:color="#89ddff" fo:font-style="italic"/>
    </style:style>
    <style:style style:name="T25" style:family="text">
      <style:text-properties fo:color="#89ddff" fo:font-style="italic" officeooo:rsid="00448bab" style:font-weight-asian="normal" style:font-weight-complex="normal"/>
    </style:style>
    <style:style style:name="T26" style:family="text">
      <style:text-properties fo:color="#89ddff" fo:font-style="italic" officeooo:rsid="00475b76"/>
    </style:style>
    <style:style style:name="T27" style:family="text">
      <style:text-properties fo:color="#89ddff" officeooo:rsid="0007cede" fo:background-color="#212121" loext:char-shading-value="0" style:font-weight-asian="normal" style:font-name-complex="Arial" style:font-weight-complex="normal"/>
    </style:style>
    <style:style style:name="T28" style:family="text">
      <style:text-properties fo:color="#89ddff" style:font-weight-asian="normal" style:font-weight-complex="normal"/>
    </style:style>
    <style:style style:name="T29" style:family="text">
      <style:text-properties fo:color="#89ddff" officeooo:rsid="00448bab" style:font-weight-asian="normal" style:font-weight-complex="normal"/>
    </style:style>
    <style:style style:name="T30" style:family="text">
      <style:text-properties fo:color="#89ddff" fo:font-size="12pt"/>
    </style:style>
    <style:style style:name="T31" style:family="text">
      <style:text-properties fo:color="#89ddff" fo:font-size="12pt" fo:font-style="italic"/>
    </style:style>
    <style:style style:name="T32" style:family="text">
      <style:text-properties fo:color="#89ddff" style:font-name="Droid Sans Mono" fo:background-color="#212121" loext:char-shading-value="0"/>
    </style:style>
    <style:style style:name="T33" style:family="text">
      <style:text-properties fo:color="#89ddff" style:font-name="Droid Sans Mono" fo:background-color="#212121" loext:char-shading-value="0" style:font-size-asian="12pt" style:font-size-complex="12pt"/>
    </style:style>
    <style:style style:name="T34" style:family="text">
      <style:text-properties fo:color="#89ddff" style:font-name="Droid Sans Mono" fo:font-weight="normal" fo:background-color="#212121" loext:char-shading-value="0"/>
    </style:style>
    <style:style style:name="T35" style:family="text">
      <style:text-properties fo:color="#89ddff" style:font-name="Droid Sans Mono" fo:font-size="12pt" fo:background-color="#212121" loext:char-shading-value="0" style:font-size-asian="12pt" style:font-size-complex="12pt"/>
    </style:style>
    <style:style style:name="T36" style:family="text">
      <style:text-properties fo:color="#89ddff"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37" style:family="text">
      <style:text-properties fo:color="#89ddff" style:font-name="Arial1" fo:font-style="italic" officeooo:rsid="00403467"/>
    </style:style>
    <style:style style:name="T38" style:family="text">
      <style:text-properties fo:color="#89ddff" style:font-name="Arial1" fo:font-size="12pt" fo:font-style="normal" officeooo:rsid="00403467" fo:background-color="#000000" loext:char-shading-value="0" style:font-size-asian="12pt" style:font-style-asian="normal" style:font-size-complex="12pt" style:font-style-complex="normal"/>
    </style:style>
    <style:style style:name="T39" style:family="text">
      <style:text-properties fo:color="#89ddff" style:font-name="Arial1" fo:font-size="12pt" fo:font-style="normal" fo:font-weight="normal" fo:background-color="#000000" loext:char-shading-value="0" style:font-size-asian="12pt" style:font-style-asian="normal" style:font-size-complex="12pt" style:font-style-complex="normal"/>
    </style:style>
    <style:style style:name="T40" style:family="text">
      <style:text-properties fo:color="#89ddff" fo:font-style="normal" style:font-size-asian="12pt" style:font-style-asian="normal" style:font-size-complex="12pt" style:font-style-complex="normal"/>
    </style:style>
    <style:style style:name="T41" style:family="text">
      <style:text-properties fo:color="#89ddff" style:font-size-asian="12pt" style:font-size-complex="12pt"/>
    </style:style>
    <style:style style:name="T42" style:family="text">
      <style:text-properties fo:color="#89ddff" officeooo:rsid="00415c3d"/>
    </style:style>
    <style:style style:name="T43" style:family="text">
      <style:text-properties fo:color="#89ddff" officeooo:rsid="00475b76"/>
    </style:style>
    <style:style style:name="T44" style:family="text">
      <style:text-properties fo:color="#f07178"/>
    </style:style>
    <style:style style:name="T45" style:family="text">
      <style:text-properties fo:color="#f07178" style:font-name="Droid Sans Mono" fo:font-weight="normal" fo:background-color="#212121" loext:char-shading-value="0"/>
    </style:style>
    <style:style style:name="T46" style:family="text">
      <style:text-properties fo:color="#f07178" style:font-weight-asian="normal" style:font-weight-complex="normal"/>
    </style:style>
    <style:style style:name="T47" style:family="text">
      <style:text-properties fo:color="#f07178" officeooo:rsid="00448bab" style:font-weight-asian="normal" style:font-weight-complex="normal"/>
    </style:style>
    <style:style style:name="T48" style:family="text">
      <style:text-properties fo:color="#f07178" style:font-name="Arial1" fo:font-size="12pt" fo:font-style="normal" officeooo:rsid="00403467" fo:background-color="#000000" loext:char-shading-value="0" style:font-size-asian="12pt" style:font-style-asian="normal" style:font-size-complex="12pt" style:font-style-complex="normal"/>
    </style:style>
    <style:style style:name="T49" style:family="text">
      <style:text-properties fo:color="#f07178" fo:font-style="normal" style:font-size-asian="12pt" style:font-style-asian="normal" style:font-size-complex="12pt" style:font-style-complex="normal"/>
    </style:style>
    <style:style style:name="T50" style:family="text">
      <style:text-properties fo:color="#f07178" officeooo:rsid="00475b76"/>
    </style:style>
    <style:style style:name="T51" style:family="text">
      <style:text-properties fo:color="#ffcb6b"/>
    </style:style>
    <style:style style:name="T52" style:family="text">
      <style:text-properties fo:color="#ffcb6b" style:font-weight-asian="normal" style:font-weight-complex="normal"/>
    </style:style>
    <style:style style:name="T53" style:family="text">
      <style:text-properties fo:color="#ffcb6b" style:font-name="Droid Sans Mono" fo:background-color="#212121" loext:char-shading-value="0"/>
    </style:style>
    <style:style style:name="T54" style:family="text">
      <style:text-properties fo:color="#ffcb6b" style:font-name="Droid Sans Mono" fo:font-size="12pt" fo:background-color="#212121" loext:char-shading-value="0" style:font-size-asian="12pt" style:font-size-complex="12pt"/>
    </style:style>
    <style:style style:name="T55" style:family="text">
      <style:text-properties fo:color="#ffcb6b"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56" style:family="text">
      <style:text-properties fo:color="#82aaff"/>
    </style:style>
    <style:style style:name="T57" style:family="text">
      <style:text-properties fo:color="#82aaff" officeooo:rsid="0007cede" fo:background-color="#212121" loext:char-shading-value="0" style:font-weight-asian="normal" style:font-name-complex="Arial" style:font-weight-complex="normal"/>
    </style:style>
    <style:style style:name="T58" style:family="text">
      <style:text-properties fo:color="#82aaff" style:font-name="Arial1" fo:font-size="12pt" fo:font-style="normal" fo:font-weight="normal" fo:background-color="#000000" loext:char-shading-value="0" style:font-size-asian="12pt" style:font-style-asian="normal" style:font-size-complex="12pt" style:font-style-complex="normal"/>
    </style:style>
    <style:style style:name="T59" style:family="text">
      <style:text-properties fo:color="#82aaff" fo:font-style="normal" style:font-size-asian="12pt" style:font-style-asian="normal" style:font-size-complex="12pt" style:font-style-complex="normal"/>
    </style:style>
    <style:style style:name="T60" style:family="text">
      <style:text-properties fo:color="#82aaff" officeooo:rsid="00415c3d"/>
    </style:style>
    <style:style style:name="T61" style:family="text">
      <style:text-properties fo:color="#c3e88d"/>
    </style:style>
    <style:style style:name="T62" style:family="text">
      <style:text-properties fo:color="#c3e88d" style:font-name="Droid Sans Mono" fo:background-color="#212121" loext:char-shading-value="0"/>
    </style:style>
    <style:style style:name="T63" style:family="text">
      <style:text-properties fo:color="#c3e88d" style:font-name="Droid Sans Mono" fo:font-weight="normal" fo:background-color="#212121" loext:char-shading-value="0"/>
    </style:style>
    <style:style style:name="T64" style:family="text">
      <style:text-properties fo:color="#c3e88d" style:font-name="Droid Sans Mono" fo:font-size="12pt" fo:background-color="#212121" loext:char-shading-value="0" style:font-size-asian="12pt" style:font-size-complex="12pt"/>
    </style:style>
    <style:style style:name="T65" style:family="text">
      <style:text-properties fo:color="#c3e88d" fo:font-size="12pt"/>
    </style:style>
    <style:style style:name="T66" style:family="text">
      <style:text-properties fo:color="#c3e88d" style:font-weight-asian="normal" style:font-weight-complex="normal"/>
    </style:style>
    <style:style style:name="T67" style:family="text">
      <style:text-properties fo:color="#c3e88d" officeooo:rsid="00448bab" style:font-weight-asian="normal" style:font-weight-complex="normal"/>
    </style:style>
    <style:style style:name="T68" style:family="text">
      <style:text-properties fo:color="#c3e88d"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69" style:family="text">
      <style:text-properties fo:color="#c3e88d" style:font-name="Arial1" fo:font-size="12pt" fo:font-style="normal" officeooo:rsid="00403467" fo:background-color="#000000" loext:char-shading-value="0" style:font-size-asian="12pt" style:font-style-asian="normal" style:font-size-complex="12pt" style:font-style-complex="normal"/>
    </style:style>
    <style:style style:name="T70" style:family="text">
      <style:text-properties fo:color="#c3e88d" fo:font-style="normal" style:font-size-asian="12pt" style:font-style-asian="normal" style:font-size-complex="12pt" style:font-style-complex="normal"/>
    </style:style>
    <style:style style:name="T71" style:family="text">
      <style:text-properties fo:color="#c3e88d" officeooo:rsid="00475b76"/>
    </style:style>
    <style:style style:name="T72" style:family="text">
      <style:text-properties fo:color="#f78c6c"/>
    </style:style>
    <style:style style:name="T73" style:family="text">
      <style:text-properties fo:color="#f78c6c" fo:font-style="normal" style:font-size-asian="12pt" style:font-style-asian="normal" style:font-size-complex="12pt" style:font-style-complex="normal"/>
    </style:style>
    <style:style style:name="T74" style:family="text">
      <style:text-properties officeooo:rsid="0007cede" fo:background-color="#212121" loext:char-shading-value="0" style:font-weight-asian="normal" style:font-name-complex="Arial" style:font-weight-complex="normal"/>
    </style:style>
    <style:style style:name="T75" style:family="text">
      <style:text-properties officeooo:rsid="000e62c5"/>
    </style:style>
    <style:style style:name="T76" style:family="text">
      <style:text-properties fo:font-weight="normal" officeooo:rsid="000e62c5"/>
    </style:style>
    <style:style style:name="T77" style:family="text">
      <style:text-properties fo:font-weight="normal" style:font-weight-asian="normal" style:font-weight-complex="normal"/>
    </style:style>
    <style:style style:name="T78" style:family="text">
      <style:text-properties fo:font-weight="normal" officeooo:rsid="001d023a" style:font-weight-asian="normal" style:font-weight-complex="normal"/>
    </style:style>
    <style:style style:name="T79" style:family="text">
      <style:text-properties fo:font-weight="normal" officeooo:rsid="004a1225" style:font-weight-asian="normal" style:font-weight-complex="normal"/>
    </style:style>
    <style:style style:name="T80" style:family="text">
      <style:text-properties fo:color="#eeffff" style:font-name="Droid Sans Mono" fo:background-color="#212121" loext:char-shading-value="0" style:font-size-asian="12pt" style:font-size-complex="12pt"/>
    </style:style>
    <style:style style:name="T81" style:family="text">
      <style:text-properties fo:color="#eeffff" style:font-name="Droid Sans Mono" fo:font-weight="normal" fo:background-color="#212121" loext:char-shading-value="0"/>
    </style:style>
    <style:style style:name="T82" style:family="text">
      <style:text-properties fo:color="#eeffff" style:font-name="Droid Sans Mono" fo:font-size="12pt" fo:background-color="#212121" loext:char-shading-value="0" style:font-size-asian="12pt" style:font-size-complex="12pt"/>
    </style:style>
    <style:style style:name="T83" style:family="text">
      <style:text-properties fo:color="#eeffff"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84" style:family="text">
      <style:text-properties fo:color="#eeffff" style:font-name="Arial1" fo:font-size="12pt" fo:font-style="normal" fo:font-weight="normal" fo:background-color="#000000" loext:char-shading-value="0" style:font-size-asian="12pt" style:font-style-asian="normal" style:font-size-complex="12pt" style:font-style-complex="normal"/>
    </style:style>
    <style:style style:name="T85" style:family="text">
      <style:text-properties officeooo:rsid="0011fee5"/>
    </style:style>
    <style:style style:name="T86" style:family="text">
      <style:text-properties officeooo:rsid="001259fe"/>
    </style:style>
    <style:style style:name="T87" style:family="text">
      <style:text-properties officeooo:rsid="00134aa2"/>
    </style:style>
    <style:style style:name="T88" style:family="text">
      <style:text-properties officeooo:rsid="0013fcd9"/>
    </style:style>
    <style:style style:name="T89" style:family="text">
      <style:text-properties style:font-weight-asian="normal" style:font-weight-complex="normal"/>
    </style:style>
    <style:style style:name="T90" style:family="text">
      <style:text-properties officeooo:rsid="00362218" style:font-weight-asian="normal" style:font-weight-complex="normal"/>
    </style:style>
    <style:style style:name="T91" style:family="text">
      <style:text-properties officeooo:rsid="00448bab" style:font-weight-asian="normal" style:font-weight-complex="normal"/>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officeooo:rsid="0015b7cf"/>
    </style:style>
    <style:style style:name="T94" style:family="text">
      <style:text-properties officeooo:rsid="00199cd9"/>
    </style:style>
    <style:style style:name="T95" style:family="text">
      <style:text-properties officeooo:rsid="00199cd9" style:font-size-asian="12pt" style:font-weight-asian="normal" style:font-name-complex="Arial" style:font-size-complex="12pt" style:font-weight-complex="normal"/>
    </style:style>
    <style:style style:name="T96" style:family="text">
      <style:text-properties style:font-size-asian="12pt" style:font-size-complex="12pt"/>
    </style:style>
    <style:style style:name="T97" style:family="text">
      <style:text-properties fo:font-size="12pt"/>
    </style:style>
    <style:style style:name="T98" style:family="text">
      <style:text-properties officeooo:rsid="001d023a"/>
    </style:style>
    <style:style style:name="T99" style:family="text">
      <style:text-properties officeooo:rsid="001e79f0"/>
    </style:style>
    <style:style style:name="T100" style:family="text">
      <style:text-properties officeooo:rsid="00221cbc"/>
    </style:style>
    <style:style style:name="T101" style:family="text">
      <style:text-properties officeooo:rsid="00230dde"/>
    </style:style>
    <style:style style:name="T102" style:family="text">
      <style:text-properties officeooo:rsid="00274dd4"/>
    </style:style>
    <style:style style:name="T103" style:family="text">
      <style:text-properties officeooo:rsid="002851f6"/>
    </style:style>
    <style:style style:name="T104" style:family="text">
      <style:text-properties officeooo:rsid="002a24db"/>
    </style:style>
    <style:style style:name="T105" style:family="text">
      <style:text-properties officeooo:rsid="002f5e15"/>
    </style:style>
    <style:style style:name="T106" style:family="text">
      <style:text-properties officeooo:rsid="0031039d"/>
    </style:style>
    <style:style style:name="T107" style:family="text">
      <style:text-properties officeooo:rsid="003c0f33"/>
    </style:style>
    <style:style style:name="T108" style:family="text">
      <style:text-properties style:font-name="Arial1"/>
    </style:style>
    <style:style style:name="T109" style:family="text">
      <style:text-properties style:font-name="Arial1" officeooo:rsid="0034a3b3"/>
    </style:style>
    <style:style style:name="T110" style:family="text">
      <style:text-properties style:font-name="Arial1" officeooo:rsid="003c0f33"/>
    </style:style>
    <style:style style:name="T111" style:family="text">
      <style:text-properties style:font-name="Arial1" officeooo:rsid="003e1273"/>
    </style:style>
    <style:style style:name="T112" style:family="text">
      <style:text-properties style:font-name="Arial1" officeooo:rsid="003ff0e1"/>
    </style:style>
    <style:style style:name="T113" style:family="text">
      <style:text-properties style:font-name="Arial1" officeooo:rsid="00403467"/>
    </style:style>
    <style:style style:name="T114" style:family="text">
      <style:text-properties style:font-name="Arial1" officeooo:rsid="00415c3d"/>
    </style:style>
    <style:style style:name="T115" style:family="text">
      <style:text-properties style:font-name="Arial1" officeooo:rsid="00422194"/>
    </style:style>
    <style:style style:name="T116" style:family="text">
      <style:text-properties style:font-name="Arial1" fo:font-weight="normal" style:font-weight-asian="normal" style:font-weight-complex="normal"/>
    </style:style>
    <style:style style:name="T117" style:family="text">
      <style:text-properties style:font-name="Arial1" fo:font-weight="normal" officeooo:rsid="00448bab" style:font-weight-asian="normal" style:font-weight-complex="normal"/>
    </style:style>
    <style:style style:name="T118" style:family="text">
      <style:text-properties style:font-name="Arial1" officeooo:rsid="00460249"/>
    </style:style>
    <style:style style:name="T119" style:family="text">
      <style:text-properties style:font-name="Arial1" officeooo:rsid="0046256c"/>
    </style:style>
    <style:style style:name="T120" style:family="text">
      <style:text-properties style:font-name="Arial1" officeooo:rsid="00475b76"/>
    </style:style>
    <style:style style:name="T121" style:family="text">
      <style:text-properties style:font-name="Arial1" fo:font-size="12pt" fo:font-style="normal" officeooo:rsid="00403467" fo:background-color="#000000" loext:char-shading-value="0" style:font-size-asian="12pt" style:font-style-asian="normal" style:font-size-complex="12pt" style:font-style-complex="normal"/>
    </style:style>
    <style:style style:name="T122" style:family="text">
      <style:text-properties officeooo:rsid="003d041a"/>
    </style:style>
    <style:style style:name="T123" style:family="text">
      <style:text-properties fo:font-style="normal" style:font-size-asian="12pt" style:font-style-asian="normal" style:font-size-complex="12pt" style:font-style-complex="normal"/>
    </style:style>
    <style:style style:name="T124" style:family="text">
      <style:text-properties officeooo:rsid="00415c3d"/>
    </style:style>
    <style:style style:name="T125" style:family="text">
      <style:text-properties officeooo:rsid="00475b76"/>
    </style:style>
    <style:style style:name="T126" style:family="text">
      <style:text-properties officeooo:rsid="004c11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Fonte_20_parág._20_padrão"><text:span text:style-name="T4">React</text:span></text:span></text:p>
      <text:p text:style-name="P20"/>
      <text:p text:style-name="P40"><text:span text:style-name="T13"><text:tab/>O</text:span> React é, atualmente, uma das principais bibliotecas Javascript para construção de interfaces de usuário. Esta poderosa ferramenta foi criada pelos times de desenvolvimento do Facebook com objetivo de organizar, componentizar e, consequentemente, tornar muito mais eficiente cada parte das aplicações que a utilizam.</text:p>
      <text:p text:style-name="P10"><text:tab/>A ideia principal é tornar possível dividir a sua aplicação em pequenos blocos, reutilizáveis ou não, que podem fazer a gestão das suas próprias informações através do seu estado, ou seja, reagir a eventos, interações, dados, etc. Toda vez que houver uma mudança em um componente, o React atua especificamente na renderização dele, sem que seja necessário atualizar os outros blocos.</text:p>
      <text:p text:style-name="P10"><text:tab/>A componentização permite ainda utilizar funções específicas, estilizações, testes e outras tecnologias no exato local em que ela será utilizada, permitindo que qualquer possível refatoração do código se torne simples, bem endereçada e fácil de se encontrar.</text:p>
      <text:p text:style-name="P106"><text:span text:style-name="Fonte_20_parág._20_padrão"><text:span text:style-name="T5"><text:tab/>O exemplo mais prático de uma aplicação React é a própria </text:span></text:span><text:a xlink:type="simple" xlink:href="https://pt-br.reactjs.org/" text:style-name="Internet_20_link" text:visited-style-name="Visited_20_Internet_20_Link"><text:span text:style-name="Fonte_20_parág._20_padrão">documentação</text:span></text:a><text:span text:style-name="Fonte_20_parág._20_padrão"><text:span text:style-name="T5"> dela. Além de ser possível visualizar as principais componentizações, como header, menu lateral, conteúdo principal, barra lateral, submenus e footer, conseguimos acessar menus diferentes sem que a página recarregue. Super eficiente, certo? Existem diversas outras ferramentas, como o próprio Facebook e o Slido, que funcionam da mesma forma dinâmica.</text:span></text:span></text:p>
      <text:p text:style-name="P21"/>
      <text:p text:style-name="P23"><text:span text:style-name="Fonte_20_parág._20_padrão"><text:span text:style-name="T3">Gerenciadores de pacote</text:span></text:span></text:p>
      <text:p text:style-name="P16"><text:span text:style-name="T1"><text:tab/></text:span><text:span text:style-name="T2">Gerenciadores de pacote são scripts que são utilizados para instalação de pacotes necessários para rodar certas aplicações, existem vários gerenciadores de pacotes, um deles é o npm. O npm <text:s/>é o gerenciador de pacotes em si, ou seja, ele é quem será utilizado para instalar os pacotes, , enquanto o npx executa o comando de um pacote sem instalá-lo em si. Como o create-react-app é um pacote que a única coisa que faz é criar todos os arquivos necessários para termos um app React, não rodamos ele mais de uma vez por projeto, nem precisamos do pacote instalado em nossas máquinas, por isso SEMPRE executamos ele com o npx e não com o npm . Para rodar o npx é só fazer o seguinte passo a passo:</text:span></text:p>
      <text:p text:style-name="P22"><text:tab/>Na pasta onde deseja criar a aplicação React, pelo terminal insira o comando:</text:p>
      <text:p text:style-name="P24"><text:soft-page-break/>npx create-react-app testando-meu-computador </text:p>
      <text:p text:style-name="P11"><text:tab/>Caso seja instalado o gerenciador de pacotes yarn ou algum outro diferente do npm, é só inserir o próximo comando:</text:p>
      <text:p text:style-name="P25">npm install </text:p>
      <text:p text:style-name="P11"><text:tab/>Com o npx rodado e o npm instalado, é só entrar no diretório criado pelo npx e inserir o próximo comando:</text:p>
      <text:p text:style-name="P25">npm start </text:p>
      <text:p text:style-name="P11"><text:tab/>Esse comando irá abrir em um navegador a tela do React, caso tudo tenha dado certo durante esse processo, e dentro do diretório criado pelo npx, terão os arquivos para serem utilizados na aplicação React.</text:p>
      <text:p text:style-name="P11"><text:tab/></text:p>
      <text:p text:style-name="P12">JSX</text:p>
      <text:p text:style-name="P6"><text:tab/>O JSX , ou Javascript Extension , como o próprio nome sugere, é uma extensão de sintaxe para Javascript. Sua utilização é recomendada pela documentação do React, pois ela demonstra como a interface deverá se comportar, de forma lógica e descritiva.</text:p>
      <text:p text:style-name="P6">Exemplo:</text:p>
      <text:p text:style-name="P45"><text:span text:style-name="T14">const</text:span> element <text:span text:style-name="T23">=</text:span> <text:span text:style-name="T23">&lt;</text:span><text:span text:style-name="T44">h1</text:span><text:span text:style-name="T23">&gt;</text:span>Hello, world!<text:span text:style-name="T23">&lt;/</text:span><text:span text:style-name="T44">h1</text:span><text:span text:style-name="T23">&gt;;</text:span></text:p>
      <text:p text:style-name="P6"><text:tab/>A construção de um elemento JSX é bem parecida com um elemento HTML, com pequenas diferenças para que não haja conflito do HTML com o JS. Um exemplo disso é a declaração de uma class no HTML, que é substituída por className no JSX, pois haveria conflito de sintaxe com as classes do JS.</text:p>
      <text:p text:style-name="P6"><text:tab/>Caso fosse declarar a mesma variável sem o JSX, seria preciso utilizar funções como o createElement que recebe como parâmetro um componente, um objeto com as props e o conteúdo que será encapsulado por este componente. Seriam necessárias sequências relativamente longas de instruções de código para conseguir montar e manipular uma árvore de componentes. Para visualizar essa complexidade, o código acima foi refatorado sem o JSX:</text:p>
      <text:p text:style-name="P45"><text:span text:style-name="T14">const</text:span> element <text:span text:style-name="T23">=</text:span> <text:span text:style-name="T51">React</text:span><text:span text:style-name="T23">.</text:span><text:span text:style-name="T56">createElement</text:span>(<text:span text:style-name="T23">"</text:span><text:span text:style-name="T61">h1</text:span><text:span text:style-name="T23">",</text:span> <text:span text:style-name="T23">null,</text:span> <text:span text:style-name="T23">"</text:span><text:span text:style-name="T61">Hello, world</text:span><text:span text:style-name="T23">"</text:span>)</text:p>
      <text:p text:style-name="P6"><text:tab/>Agora imagine uma aplicação inteira sendo construída dessa forma. Ficaria muito mais difícil de ser compreendida, certo? O JSX encaixa-se perfeitamente para resolver este dilema.</text:p>
      <text:p text:style-name="P6"><text:soft-page-break/><text:tab/>É importante frisar que o uso do JSX em aplicações React não é obrigatório, mas a complexidade da construção de uma aplicação fica menor e o código fica mais intuitivo quando o utilizamos.</text:p>
      <text:h text:style-name="P1" text:outline-level="4">Incorporando expressões no JSX</text:h>
      <text:p text:style-name="P6"><text:tab/>Por ser um código Javascript, o JSX permite que se faça injeções de algoritmos dentro da estrutura HTML. Portanto, é possível que se aplique diretamente na estrutura códigos que renderizarão outras diversas expressões, por exemplo:</text:p>
      <text:p text:style-name="P45"><text:span text:style-name="T14">const</text:span> nome <text:span text:style-name="T23">=</text:span> <text:span text:style-name="T23">'</text:span><text:span text:style-name="T61">Jorge Maravilha</text:span><text:span text:style-name="T23">';</text:span></text:p>
      <text:p text:style-name="P52"><text:span text:style-name="T14">const</text:span> element <text:span text:style-name="T23">=</text:span> <text:span text:style-name="T23">&lt;</text:span><text:span text:style-name="T44">h1</text:span><text:span text:style-name="T23">&gt;</text:span>Hello, <text:span text:style-name="T23">{</text:span>nome<text:span text:style-name="T23">}&lt;/</text:span><text:span text:style-name="T44">h1</text:span><text:span text:style-name="T23">&gt;;</text:span></text:p>
      <text:p text:style-name="P66"/>
      <text:p text:style-name="P6"><text:tab/>E se aprofundarmos um pouco mais chamando uma função na nossa constante element?</text:p>
      <text:p text:style-name="P45"><text:span text:style-name="T14">function</text:span> <text:span text:style-name="T56">nomeCompleto</text:span> <text:span text:style-name="T23">(</text:span>nome<text:span text:style-name="T23">,</text:span> sobrenome<text:span text:style-name="T23">)</text:span> <text:span text:style-name="T23">{</text:span></text:p>
      <text:p text:style-name="P52"><text:span text:style-name="T24">return</text:span><text:span text:style-name="T44"> </text:span><text:span text:style-name="T23">`${</text:span>nome<text:span text:style-name="T23">}</text:span><text:span text:style-name="T61"> </text:span><text:span text:style-name="T23">${</text:span>sobrenome<text:span text:style-name="T23">}`;</text:span></text:p>
      <text:p text:style-name="P67">}</text:p>
      <text:p text:style-name="P52"><text:span text:style-name="T14">const</text:span> element <text:span text:style-name="T23">=</text:span> <text:span text:style-name="T23">&lt;</text:span><text:span text:style-name="T44">h1</text:span><text:span text:style-name="T23">&gt;</text:span>Hello, <text:span text:style-name="T23">{</text:span><text:span text:style-name="T56">nomeCompleto</text:span>(<text:span text:style-name="T23">"</text:span><text:span text:style-name="T61">Jorge</text:span><text:span text:style-name="T23">",</text:span> <text:span text:style-name="T23">"</text:span><text:span text:style-name="T61">Maravilha</text:span><text:span text:style-name="T23">"</text:span>)<text:span text:style-name="T23">}&lt;/</text:span><text:span text:style-name="T44">h1</text:span><text:span text:style-name="T23">&gt;;</text:span></text:p>
      <text:p text:style-name="P66"/>
      <text:p text:style-name="P6"><text:tab/>Agora, vamos incorporar a nossa constante element na função helloWorld , retornar um código JSX e encapsulá-la em uma div :</text:p>
      <text:p text:style-name="P45"><text:span text:style-name="T14">function</text:span> <text:span text:style-name="T56">helloWorld</text:span> <text:span text:style-name="T23">(</text:span>nome<text:span text:style-name="T23">,</text:span> sobrenome<text:span text:style-name="T23">)</text:span> <text:span text:style-name="T23">{</text:span></text:p>
      <text:p text:style-name="P52"><text:span text:style-name="T24">return</text:span><text:span text:style-name="T44"> </text:span><text:span text:style-name="T23">&lt;</text:span><text:span text:style-name="T44">h1</text:span><text:span text:style-name="T23">&gt;</text:span>Hello, <text:span text:style-name="T23">{`${</text:span>nome<text:span text:style-name="T23">}</text:span><text:span text:style-name="T61"> </text:span><text:span text:style-name="T23">${</text:span>sobrenome<text:span text:style-name="T23">}`}&lt;/</text:span><text:span text:style-name="T44">h1</text:span><text:span text:style-name="T23">&gt;;</text:span></text:p>
      <text:p text:style-name="P67">}</text:p>
      <text:p text:style-name="P52"><text:span text:style-name="T14">const</text:span> container <text:span text:style-name="T23">=</text:span> <text:span text:style-name="T23">&lt;</text:span><text:span text:style-name="T44">div</text:span><text:span text:style-name="T23">&gt;{</text:span>element<text:span text:style-name="T23">}&lt;/</text:span><text:span text:style-name="T44">div</text:span><text:span text:style-name="T23">&gt;;</text:span></text:p>
      <text:p text:style-name="P66"/>
      <text:p text:style-name="P6"><text:tab/>Lembra que falamos sobre a substituição de class por className em JSX? Podemos também utilizar expressões Javascript para atribuir valor à este atributo.</text:p>
      <text:p text:style-name="P45"><text:span text:style-name="T14">const</text:span> nome <text:span text:style-name="T23">=</text:span> <text:span text:style-name="T23">'</text:span><text:span text:style-name="T61">Jorge Maravilha</text:span><text:span text:style-name="T23">';</text:span></text:p>
      <text:p text:style-name="P52"><text:span text:style-name="T14">const</text:span> classe <text:span text:style-name="T23">=</text:span> <text:span text:style-name="T23">'</text:span><text:span text:style-name="T61">hello-class</text:span><text:span text:style-name="T23">';</text:span></text:p>
      <text:p text:style-name="P52"><text:span text:style-name="T14">const</text:span> element <text:span text:style-name="T23">=</text:span> <text:span text:style-name="T23">&lt;</text:span><text:span text:style-name="T44">h1</text:span><text:span text:style-name="T23"> </text:span><text:span text:style-name="T14">className</text:span><text:span text:style-name="T23">={</text:span>classe<text:span text:style-name="T23">}&gt;</text:span>Hello, <text:span text:style-name="T23">{</text:span>nome<text:span text:style-name="T23">}&lt;/</text:span><text:span text:style-name="T44">h1</text:span><text:span text:style-name="T23">&gt;;</text:span></text:p>
      <text:p text:style-name="P66"/>
      <text:h text:style-name="P4" text:outline-level="3">Especificando atributos com JSX</text:h>
      <text:p text:style-name="P79"><text:tab/>O JSX permite usar aspas para especificar strings literals como atributos:</text:p>
      <text:p text:style-name="P46"><text:soft-page-break/><text:span text:style-name="T14">const</text:span><text:span text:style-name="T44"> </text:span>element<text:span text:style-name="T44"> </text:span><text:span text:style-name="T23">=</text:span><text:span text:style-name="T44"> </text:span><text:span text:style-name="T23">&lt;</text:span><text:span text:style-name="T44">div</text:span><text:span text:style-name="T23"> </text:span><text:span text:style-name="T14">tabIndex</text:span><text:span text:style-name="T23">="</text:span><text:span text:style-name="T61">0</text:span><text:span text:style-name="T23">"&gt;&lt;/</text:span><text:span text:style-name="T44">div</text:span><text:span text:style-name="T23">&gt;</text:span></text:p>
      <text:p text:style-name="P79"><text:tab/>Permite também que sejam usadas chaves para incorporar uma expressão JavaScript em um atributo: </text:p>
      <text:p text:style-name="P47"><text:span text:style-name="T14">const</text:span> element <text:span text:style-name="T23">=</text:span> <text:span text:style-name="T23">&lt;</text:span><text:span text:style-name="T44">h1</text:span><text:span text:style-name="T23"> </text:span><text:span text:style-name="T14">className</text:span><text:span text:style-name="T23">={</text:span>classe<text:span text:style-name="T23">}&gt;</text:span>Hello, <text:span text:style-name="T23">{</text:span>nome<text:span text:style-name="T23">}&lt;/</text:span><text:span text:style-name="T44">h1</text:span><text:span text:style-name="T23">&gt;;</text:span></text:p>
      <text:h text:style-name="P2" text:outline-level="3"><text:tab/></text:h>
      <text:h text:style-name="P2" text:outline-level="3"><text:span text:style-name="T75"><text:tab/>OBSERVAÇÃO: </text:span><text:span text:style-name="T76">NÃO envolva chaves com aspas quando estiver incorporando uma expressão JavaScript em um atributo. Você deveria usar aspas (para valores strings) ou chaves (para expressões), mas não ambos no mesmo atributo.</text:span></text:h>
      <text:p text:style-name="P100"><text:tab/></text:p>
      <text:h text:style-name="P3" text:outline-level="3"><text:bookmark text:name="reactdomrender"/>ReactDOM.render</text:h>
      <text:p text:style-name="P6"><text:tab/>O ReactDOM.render é o responsável por renderizar e atualizar seu código dentro do HTML , exibindo seus elementos React .</text:p>
      <text:p text:style-name="P17"><text:span text:style-name="T6"><text:tab/>Todas as vezes que fizermos alguma alteração no código, seja através de uma função ou interação de quem usa, o React DOM compara o elemento novo e seus elementos filhos com os anteriores e aplica mudanças somente onde é necessário para levar a aplicação ao estado desejado. </text:span><text:span text:style-name="T7">E</text:span><text:span text:style-name="T6">xemplo:</text:span></text:p>
      <text:p text:style-name="P62"><text:span text:style-name="T15">function</text:span><text:span text:style-name="T74"> </text:span><text:span text:style-name="T57">tick</text:span><text:span text:style-name="T27">()</text:span><text:span text:style-name="T74"> </text:span><text:span text:style-name="T27">{</text:span></text:p>
      <text:p text:style-name="P53"><text:span text:style-name="T14">const</text:span><text:span text:style-name="T44"> </text:span>element<text:span text:style-name="T44"> </text:span><text:span text:style-name="T23">=</text:span><text:span text:style-name="T44"> (</text:span></text:p>
      <text:p text:style-name="P52"><text:span text:style-name="T23">&lt;</text:span><text:span text:style-name="T44">div</text:span><text:span text:style-name="T23">&gt;</text:span></text:p>
      <text:p text:style-name="P52"><text:span text:style-name="T23">&lt;</text:span><text:span text:style-name="T44">h1</text:span><text:span text:style-name="T23">&gt;</text:span>Hello, world!<text:span text:style-name="T23">&lt;/</text:span><text:span text:style-name="T44">h1</text:span><text:span text:style-name="T23">&gt;</text:span></text:p>
      <text:p text:style-name="P52"><text:span text:style-name="T23">&lt;</text:span><text:span text:style-name="T44">h2</text:span><text:span text:style-name="T23">&gt;</text:span>It is <text:span text:style-name="T23">{new</text:span> <text:span text:style-name="T51">Date</text:span>()<text:span text:style-name="T23">.</text:span><text:span text:style-name="T56">toLocaleTimeString</text:span>()<text:span text:style-name="T23">}</text:span>.<text:span text:style-name="T23">&lt;/</text:span><text:span text:style-name="T44">h2</text:span><text:span text:style-name="T23">&gt;</text:span></text:p>
      <text:p text:style-name="P52"><text:span text:style-name="T23">&lt;/</text:span><text:span text:style-name="T44">div</text:span><text:span text:style-name="T23">&gt;</text:span></text:p>
      <text:p text:style-name="P52"><text:span text:style-name="T44">)</text:span><text:span text:style-name="T23">;</text:span></text:p>
      <text:p text:style-name="P52">ReactDOM<text:span text:style-name="T23">.</text:span><text:span text:style-name="T56">render</text:span><text:span text:style-name="T44">(</text:span>element<text:span text:style-name="T23">,</text:span><text:span text:style-name="T44"> </text:span>document<text:span text:style-name="T23">.</text:span><text:span text:style-name="T56">getElementById</text:span><text:span text:style-name="T44">(</text:span><text:span text:style-name="T23">'</text:span><text:span text:style-name="T61">root</text:span><text:span text:style-name="T23">'</text:span><text:span text:style-name="T44">))</text:span><text:span text:style-name="T23">;</text:span></text:p>
      <text:p text:style-name="P67">}</text:p>
      <text:p text:style-name="P52"><text:span text:style-name="T56">setInterval</text:span>(<text:span text:style-name="T56">tick</text:span><text:span text:style-name="T23">,</text:span> <text:span text:style-name="T72">1000</text:span>)<text:span text:style-name="T23">;</text:span></text:p>
      <text:p text:style-name="P5"><text:tab/></text:p>
      <text:p text:style-name="P5"><text:tab/>Neste exemplo, estamos chamando a função tick que chama o ReactDOM.render a cada segundo, e injeta no elemento pai com id root um 'Hello World' e o horário. Diferente de elementos DOM do navegador, elementos React são objetos simples e utilizam menos recursos. Pela atualização precisa do DOM, e pela sua composição, o React apresenta grandes avanços na velocidade de processamento.</text:p>
      <text:p text:style-name="P82"><text:soft-page-break/><text:tab/>Como JSX é mais próximo de JavaScript do que HTML, o React DOM usa camelCase como convenção para nomes de propriedades ao invés dos nomes de atributos do HTML. Por exemplo, class se transforma em className em JSX, e tabindex se transforma em tabIndex.</text:p>
      <text:p text:style-name="P82"/>
      <text:p text:style-name="P92">Renderizando um elemento no DOM</text:p>
      <text:p text:style-name="P81"><text:tab/>Elementos são os menores blocos de con<text:span text:style-name="T86">s</text:span>trução de aplicativos React, um elemento descreve o que você quer ver na tela. Exemplo:</text:p>
      <text:p text:style-name="P48"><text:span text:style-name="T14">const</text:span><text:span text:style-name="T44"> </text:span>element<text:span text:style-name="T44"> </text:span><text:span text:style-name="T23">=</text:span><text:span text:style-name="T44"> </text:span><text:span text:style-name="T23">&lt;</text:span><text:span text:style-name="T44">h1</text:span><text:span text:style-name="T23">&gt;</text:span>Hello, world<text:span text:style-name="T23">&lt;/</text:span><text:span text:style-name="T44">h1</text:span><text:span text:style-name="T23">&gt;;</text:span></text:p>
      <text:p text:style-name="P80"><text:tab/>Diferente de elementos DOM do navegador, elementos React são objetos simples e utilizam menos recursos. O React DOM é o responsável por atualizar o DOM para exibir os elementos React. <text:span text:style-name="T85">Pode-se confundir elementos com o conceito mais amplo de “componentes”. </text:span></text:p>
      <text:p text:style-name="P81"><text:tab/><text:span text:style-name="T86">Elementos React são imutáveis. Uma vez criados, você não pode alterar seus elementos filhos ou atributos, ou seja, você não pode fazer reatribuições diretas. Com o que aprendemos até agora, a única forma de atualizar a interface é criar um novo elemento e passá-lo para o ReactDOM.render(), mas na prática, a maioria das aplicações em React usam o ReactDOM.render() apenas uma única vez.</text:span></text:p>
      <text:p text:style-name="P81"><text:tab/><text:span text:style-name="T87">O React DOM compara o elemento novo e seus filhos com os anteriores e somente aplica as modificações necessárias no DOM para levá-lo ao estado desejado, </text:span><text:span text:style-name="T88">sem alterar ou recarregar os elementos que não sofreram alteração, dessa forma o React consegue aumentar a eficiência do código.</text:span></text:p>
      <text:p text:style-name="P81"/>
      <text:p text:style-name="P93">Componentes e Props</text:p>
      <text:p text:style-name="P70"><text:tab/>Componentes permitem você dividir a UI em partes independentes, reutilizáveis e pensar em cada parte isoladamente. Conceitualmente, componentes são como funções JavaScript. Eles aceitam entradas arbitrárias <text:s/>(chamadas “props”) e retornam elementos React que descrevem o que deve aparecer na tela.</text:p>
      <text:p text:style-name="P70"><text:tab/>A maneira mais simples de definir um componente é escrever uma função JavaScript:</text:p>
      <text:p text:style-name="P60"><text:span text:style-name="T16">function</text:span><text:span text:style-name="T28"> Welcome(props) {</text:span></text:p>
      <text:p text:style-name="P52"><text:soft-page-break/>return <text:span text:style-name="T23">&lt;</text:span><text:span text:style-name="T44">h1</text:span><text:span text:style-name="T23">&gt;</text:span>Hello, <text:span text:style-name="T23">{</text:span>props<text:span text:style-name="T23">.</text:span>name<text:span text:style-name="T23">}&lt;/</text:span><text:span text:style-name="T44">h1</text:span><text:span text:style-name="T23">&gt;</text:span>;</text:p>
      <text:p text:style-name="P67">}</text:p>
      <text:p text:style-name="P71"><text:tab/></text:p>
      <text:p text:style-name="P71"><text:tab/>Essa função é um componente React válido porque aceita um único argumetno de objeto “props” (que significa propriedades) com dados e retorna um elemento React. Nós chamamos esses componentes de “componentes de função” porque são literalmente funções JavaScript.</text:p>
      <text:p text:style-name="P70"><text:tab/>Também é possível utilizar uma classe no estilo ES6 para definir um componente:</text:p>
      <text:p text:style-name="P54"><text:span text:style-name="T16">class</text:span><text:span text:style-name="T89"> </text:span><text:span text:style-name="T52">Welcome</text:span><text:span text:style-name="T89"> </text:span><text:span text:style-name="T16">extends</text:span><text:span text:style-name="T89"> </text:span><text:span text:style-name="T52">React</text:span><text:span text:style-name="T28">.</text:span><text:span text:style-name="T52">Component</text:span><text:span text:style-name="T89"> </text:span><text:span text:style-name="T28">{</text:span></text:p>
      <text:p text:style-name="P52"><text:span text:style-name="T56">render</text:span><text:span text:style-name="T23">()</text:span> <text:span text:style-name="T23">{</text:span></text:p>
      <text:p text:style-name="P52"><text:span text:style-name="T24">return</text:span><text:span text:style-name="T44"> </text:span><text:span text:style-name="T23">&lt;</text:span><text:span text:style-name="T44">h1</text:span><text:span text:style-name="T23">&gt;</text:span>Hello, <text:span text:style-name="T23">{this.</text:span>props<text:span text:style-name="T23">.</text:span>name<text:span text:style-name="T23">}&lt;/</text:span><text:span text:style-name="T44">h1</text:span><text:span text:style-name="T23">&gt;</text:span></text:p>
      <text:p text:style-name="P67">}</text:p>
      <text:p text:style-name="P67">}</text:p>
      <text:p text:style-name="P70"/>
      <text:p text:style-name="P94">Renderizando um Componente</text:p>
      <text:p text:style-name="P83"><text:s/><text:tab/>Anteriormente, vimos apenas elementos React que representam tags do DOM. Exemplo: </text:p>
      <text:p text:style-name="P49"><text:span text:style-name="T14">const</text:span><text:span text:style-name="T44"> </text:span>element<text:span text:style-name="T44"> </text:span><text:span text:style-name="T23">=</text:span><text:span text:style-name="T44"> </text:span><text:span text:style-name="T23">&lt;</text:span><text:span text:style-name="T44">h1</text:span><text:span text:style-name="T23">&gt;</text:span>Hello, world<text:span text:style-name="T23">&lt;/</text:span><text:span text:style-name="T44">h1</text:span><text:span text:style-name="T23">&gt;;</text:span></text:p>
      <text:p text:style-name="P83"><text:tab/>Entretanto, elementos também podem representar componentes definidos pelo usuário. Exemplo:</text:p>
      <text:p text:style-name="P49"><text:span text:style-name="T14">const</text:span><text:span text:style-name="T44"> </text:span>element<text:span text:style-name="T44"> </text:span><text:span text:style-name="T23">=</text:span><text:span text:style-name="T44"> </text:span><text:span text:style-name="T23">&lt;</text:span><text:span text:style-name="T51">Welcome</text:span><text:span text:style-name="T23"> </text:span><text:span text:style-name="T14">name</text:span><text:span text:style-name="T23">="</text:span><text:span text:style-name="T61">Sara</text:span><text:span text:style-name="T23">"&gt;</text:span></text:p>
      <text:p text:style-name="P83"><text:tab/>Quando o React vê um elemento representando um componente definido pelo usuário, ele passa atributos JSX e componentes filhos para esse componente como um único objeto, chamado de “props”. Exemplo:</text:p>
      <text:p text:style-name="P50"><text:span text:style-name="T14">function</text:span> <text:span text:style-name="T56">Welcome</text:span><text:span text:style-name="T23">(</text:span>props<text:span text:style-name="T23">)</text:span> <text:span text:style-name="T23">{</text:span></text:p>
      <text:p text:style-name="P52"><text:span text:style-name="T24">return</text:span><text:span text:style-name="T44"> </text:span><text:span text:style-name="T23">&lt;</text:span><text:span text:style-name="T44">h1</text:span><text:span text:style-name="T23">&gt;</text:span>Hello, <text:span text:style-name="T23">{</text:span>props<text:span text:style-name="T23">.</text:span>name<text:span text:style-name="T23">}&lt;/</text:span><text:span text:style-name="T44">h1</text:span><text:span text:style-name="T23">&gt;;</text:span></text:p>
      <text:p text:style-name="P67">}</text:p>
      <text:p text:style-name="P68"/>
      <text:p text:style-name="P52"><text:span text:style-name="T14">const</text:span> element <text:span text:style-name="T23">=</text:span> <text:span text:style-name="T23">&lt;</text:span><text:span text:style-name="T51">Welcome</text:span><text:span text:style-name="T23"> </text:span><text:span text:style-name="T14">name</text:span><text:span text:style-name="T23">="</text:span><text:span text:style-name="T61">Sara</text:span><text:span text:style-name="T23">" /&gt;;</text:span></text:p>
      <text:p text:style-name="P52">ReactDOM<text:span text:style-name="T23">.</text:span><text:span text:style-name="T56">render</text:span>(</text:p>
      <text:p text:style-name="P52">element<text:span text:style-name="T23">,</text:span></text:p>
      <text:p text:style-name="P52">document<text:span text:style-name="T23">.</text:span><text:span text:style-name="T56">getElementById</text:span>(<text:span text:style-name="T23">'</text:span><text:span text:style-name="T61">root</text:span><text:span text:style-name="T23">'</text:span>)</text:p>
      <text:p text:style-name="P52"><text:soft-page-break/>)<text:span text:style-name="T23">;</text:span></text:p>
      <text:p text:style-name="P84"><text:tab/></text:p>
      <text:p text:style-name="P73"><text:tab/>Recapitulando esse exemplo:</text:p>
      <text:p text:style-name="P72">1. O ReactDOM.render() é chamado com o elemento <text:span text:style-name="T32">&lt;</text:span><text:span text:style-name="T53">Welcome</text:span><text:span text:style-name="T32"> </text:span><text:span text:style-name="T17">name</text:span><text:span text:style-name="T32">="</text:span><text:span text:style-name="T62">Sara</text:span><text:span text:style-name="T32">" /&gt;</text:span></text:p>
      <text:p text:style-name="P72">2. O React chama o componente Welcome com {name: ‘Sara’} como props.</text:p>
      <text:p text:style-name="P72">3. O componente Welcome reorna um elemento &lt;h1&gt;Hello, Sara&lt;/h1&gt; como resultado.</text:p>
      <text:p text:style-name="P72">4. React DOM atualiza eficientemente o DOM para corresponder &lt;h1&gt;Hello, Sara&lt;/h1&gt;.</text:p>
      <text:p text:style-name="P95">Observação: <text:span text:style-name="T77">Sempre inicie os nomes dos componentes React com uma letra maiúscula, o React trata componentes começando com letras minúsculas como tags do DOM. Por exemplo, &lt;div /&gt; representa uma tag div do HTML, mas &lt;Welcome /&gt; representa um componente e requer que Welcome es</text:span><text:span text:style-name="T79">t</text:span><text:span text:style-name="T77">eja no escopo.</text:span></text:p>
      <text:p text:style-name="P72"/>
      <text:p text:style-name="P95">Compondo componentes</text:p>
      <text:p text:style-name="P72"><text:tab/>Componentes podem se referir a outros componentes em sua saída. Isso nos permite usar a mesma abstração de componente para qualquer nível de detalhe. Um botão, um formulário, uma caixa de diálogo <text:span text:style-name="T126">ou</text:span> uma tela, em aplicativos React, todos esses são normalmente expressos como componentes. Por exemplo: </text:p>
      <text:p text:style-name="P50"><text:span text:style-name="T14">function</text:span> <text:span text:style-name="T56">App</text:span><text:span text:style-name="T23">()</text:span> <text:span text:style-name="T23">{</text:span></text:p>
      <text:p text:style-name="P52"><text:span text:style-name="T24">return</text:span><text:span text:style-name="T44"> (</text:span></text:p>
      <text:p text:style-name="P52"><text:span text:style-name="T23">&lt;</text:span><text:span text:style-name="T44">div</text:span><text:span text:style-name="T23"> </text:span><text:span text:style-name="T14">className</text:span><text:span text:style-name="T23">="</text:span><text:span text:style-name="T61">App</text:span><text:span text:style-name="T23">"&gt;</text:span></text:p>
      <text:p text:style-name="P52"><text:span text:style-name="T23">&lt;</text:span><text:span text:style-name="T51">Header</text:span><text:span text:style-name="T23"> /&gt;</text:span></text:p>
      <text:p text:style-name="P52"><text:span text:style-name="T23">&lt;</text:span><text:span text:style-name="T51">MovieLibrary</text:span><text:span text:style-name="T23"> </text:span><text:span text:style-name="T14">movies</text:span><text:span text:style-name="T23">={</text:span> movies <text:span text:style-name="T23">} /&gt;</text:span></text:p>
      <text:p text:style-name="P52"><text:span text:style-name="T23">&lt;/</text:span><text:span text:style-name="T44">div</text:span><text:span text:style-name="T23">&gt;</text:span></text:p>
      <text:p text:style-name="P52"><text:span text:style-name="T44">)</text:span><text:span text:style-name="T23">;</text:span></text:p>
      <text:p text:style-name="P67">}</text:p>
      <text:p text:style-name="P84"><text:tab/></text:p>
      <text:p text:style-name="P73"><text:tab/>Tipicamente, novas aplicações React possuem um único componente App no topo. Contudo, se você integrar o React em um aplicativo existente, você pode começar de baixo para cima com um pequeno componente como o Button e gradualmente chegar ao topo da hierarquia de exibição.</text:p>
      <text:p text:style-name="P83"><text:tab/><text:span text:style-name="T93">Não tenha medo de dividir um componente em componentes menores. Extrair componentes pode parecer um trabalho pesado no começo, mas ter uma paleta de </text:span><text:soft-page-break/><text:span text:style-name="T93">coponentes reutilizáveis compensa em aplicações maiores. Uma boa regra é que se uma parte da sua UI for usada várias vezes (Button, Panel, Avatar) ou for complexa o suficiente por si só (App, FeedStory, Comment) é uma boa candidata ser extraída para uma componente separado.</text:span></text:p>
      <text:p text:style-name="P83"/>
      <text:p text:style-name="P96">Props são somente para leitura</text:p>
      <text:p text:style-name="P74"><text:tab/>Independente se você declarar um componente como uma funçã<text:span text:style-name="T101">o</text:span> ou uma classe, ele nunca deve modificar seus próprios props. Considere essa função: </text:p>
      <text:p text:style-name="P50"><text:span text:style-name="T14">function</text:span> <text:span text:style-name="T56">sum</text:span><text:span text:style-name="T23">(</text:span>a<text:span text:style-name="T23">,</text:span> b<text:span text:style-name="T23">)</text:span> <text:span text:style-name="T23">{</text:span></text:p>
      <text:p text:style-name="P52"><text:span text:style-name="T24">return</text:span><text:span text:style-name="T44"> </text:span>a<text:span text:style-name="T44"> </text:span><text:span text:style-name="T23">+</text:span><text:span text:style-name="T44"> </text:span>b<text:span text:style-name="T23">;</text:span></text:p>
      <text:p text:style-name="P67">}</text:p>
      <text:p text:style-name="P75"><text:tab/></text:p>
      <text:p text:style-name="P75"><text:tab/>Funções assim são chamadas de “puras”, pois elas não tentam alterar suas entradas e sempre retornam o mesmo resultado para as mesmas entradas. Em contraste, existem funções impuras, que alteram suas próprias entradas. Exemplo:</text:p>
      <text:p text:style-name="P55"><text:span text:style-name="T14">function</text:span> <text:span text:style-name="T56">withdraw</text:span><text:span text:style-name="T23">(</text:span>account<text:span text:style-name="T23">,</text:span> amount<text:span text:style-name="T23">)</text:span> <text:span text:style-name="T23">{</text:span></text:p>
      <text:p text:style-name="P52">account<text:span text:style-name="T23">.</text:span>total<text:span text:style-name="T44"> </text:span><text:span text:style-name="T23">-=</text:span><text:span text:style-name="T44"> </text:span>amount<text:span text:style-name="T23">;</text:span></text:p>
      <text:p text:style-name="P67">}</text:p>
      <text:p text:style-name="P75"><text:tab/></text:p>
      <text:p text:style-name="P104"><text:span text:style-name="T8"><text:tab/></text:span><text:span text:style-name="T9">O React é bastante flexível, mas tem uma única regra estrita: </text:span><text:span text:style-name="T12"><text:s/>Todos os componentes React tem que agir como funções puras em relação ao seus props.</text:span></text:p>
      <text:p text:style-name="P103"><text:span text:style-name="T9"><text:tab/>Obviamente, as U</text:span><text:span text:style-name="T10">I</text:span><text:span text:style-name="T9">s de aplicações são dinâmicas e mudam com o tempo. O state permite aos componentes React alterar sua saída ao longo do tempo em resposta a ações do usuário, respostas de rede e quaisquer outras coisas, sem violar essa regra.</text:span></text:p>
      <text:p text:style-name="P74"/>
      <text:p text:style-name="P97">Estado</text:p>
      <text:p text:style-name="P85"><text:tab/><text:span text:style-name="T94">States (Estados) são informações de um componente que podem sofrer alterações, e que normalmente são utilizados para realizar as atualizações de componentes React. Para adicionar um state no seu componente:</text:span></text:p>
      <text:p text:style-name="P89"><text:soft-page-break/><text:span text:style-name="T95">1. Crie um componente utilizando o formato de classe e dentro do JSX criado dentro do return do render(), onde você for chamar o dado que vai sofrer a atualização declare da seguinte forma: </text:span><text:span text:style-name="T33">{this.</text:span><text:span text:style-name="T80">state</text:span><text:span text:style-name="T33">.</text:span><text:span text:style-name="T80">dadoQueSeraAtualizado</text:span><text:span text:style-name="T33">}</text:span></text:p>
      <text:p text:style-name="P86">2. Adicione um construtor na classe, neste construtor é que será atribuído o valor inicial do state:</text:p>
      <text:p text:style-name="P56"><text:span text:style-name="T14">constructor</text:span><text:span text:style-name="T23">(</text:span>props<text:span text:style-name="T23">)</text:span> <text:span text:style-name="T23">{</text:span></text:p>
      <text:p text:style-name="P52">super<text:span text:style-name="T44">(</text:span>props<text:span text:style-name="T44">)</text:span><text:span text:style-name="T23">;</text:span></text:p>
      <text:p text:style-name="P67"/>
      <text:p text:style-name="P68"><text:span text:style-name="T34">this.</text:span><text:span text:style-name="T81">state</text:span><text:span text:style-name="T45"> </text:span><text:span text:style-name="T34">=</text:span><text:span text:style-name="T45"> </text:span><text:span text:style-name="T34">{</text:span><text:span text:style-name="T45"> </text:span><text:span text:style-name="T81">name</text:span><text:span text:style-name="T34">:</text:span><text:span text:style-name="T45"> </text:span><text:span text:style-name="T34">'</text:span><text:span text:style-name="T63">Manuela</text:span><text:span text:style-name="T34">'</text:span><text:span text:style-name="T45"> </text:span><text:span text:style-name="T34">};</text:span></text:p>
      <text:p text:style-name="P67">}</text:p>
      <text:p text:style-name="P98"/>
      <text:p text:style-name="P98"><text:tab/>Observação: <text:span text:style-name="T77">Segundo a documentação do React: </text:span><text:span text:style-name="T92">Componentes de classes devem sempre chamar o construtor com props</text:span><text:span text:style-name="T77">. Entretanto existem exemplos de várias aplicações React disponíveis que não passam props como parâmetro para constructor e super, quando </text:span><text:span text:style-name="T78">não há utilização de props dentro do constructor, mas quando há utilização para qualquer que seja a finalidade, se torna obrigatório essa declaração de parâmetros.</text:span></text:p>
      <text:p text:style-name="P87"><text:tab/><text:span text:style-name="T98">Após esses dois passos o código deveria ficar parecido com isso:</text:span></text:p>
      <text:p text:style-name="P41"><text:span text:style-name="T31">import </text:span><text:span text:style-name="T97"><text:s/>React </text:span><text:span text:style-name="T31">from </text:span><text:span text:style-name="T30">'</text:span><text:span text:style-name="T65">react</text:span><text:span text:style-name="T30">';</text:span></text:p>
      <text:p text:style-name="P68"/>
      <text:p text:style-name="P52"><text:span text:style-name="T14">class</text:span> <text:span text:style-name="T51">Welcome</text:span> <text:span text:style-name="T14">extends</text:span> <text:span text:style-name="T51">React</text:span><text:span text:style-name="T23">.</text:span><text:span text:style-name="T51">Component</text:span> <text:span text:style-name="T23">{</text:span></text:p>
      <text:p text:style-name="P52"><text:span text:style-name="T14">constructor</text:span><text:span text:style-name="T23">(</text:span>props<text:span text:style-name="T23">)</text:span> <text:span text:style-name="T23">{</text:span></text:p>
      <text:p text:style-name="P52">super<text:span text:style-name="T44">(</text:span>props<text:span text:style-name="T44">)</text:span><text:span text:style-name="T23">;</text:span></text:p>
      <text:p text:style-name="P68"/>
      <text:p text:style-name="P52"><text:span text:style-name="T23">this.</text:span>state<text:span text:style-name="T44"> </text:span><text:span text:style-name="T23">=</text:span><text:span text:style-name="T44"> </text:span><text:span text:style-name="T23">{</text:span><text:span text:style-name="T44"> </text:span>name<text:span text:style-name="T23">:</text:span><text:span text:style-name="T44"> </text:span><text:span text:style-name="T23">'</text:span><text:span text:style-name="T61">Manuela</text:span><text:span text:style-name="T23">'</text:span><text:span text:style-name="T44"> </text:span><text:span text:style-name="T23">};</text:span></text:p>
      <text:p text:style-name="P67">}</text:p>
      <text:p text:style-name="P68"/>
      <text:p text:style-name="P52"><text:span text:style-name="T56">render</text:span><text:span text:style-name="T23">()</text:span> <text:span text:style-name="T23">{</text:span></text:p>
      <text:p text:style-name="P52"><text:span text:style-name="T24">return </text:span><text:span text:style-name="T44">(</text:span></text:p>
      <text:p text:style-name="P52"><text:span text:style-name="T23">&lt;</text:span><text:span text:style-name="T44">div</text:span><text:span text:style-name="T23">&gt;</text:span></text:p>
      <text:p text:style-name="P52"><text:span text:style-name="T23">&lt;</text:span><text:span text:style-name="T44">h1</text:span><text:span text:style-name="T23">&gt;</text:span>Olá <text:span text:style-name="T23">{this.</text:span>state<text:span text:style-name="T23">.</text:span>name<text:span text:style-name="T23">}&lt;/</text:span><text:span text:style-name="T44">h1</text:span><text:span text:style-name="T23">&gt;</text:span></text:p>
      <text:p text:style-name="P52"><text:span text:style-name="T23">&lt;/</text:span><text:span text:style-name="T44">div</text:span><text:span text:style-name="T23">&gt;</text:span></text:p>
      <text:p text:style-name="P52"><text:span text:style-name="T44">)</text:span><text:span text:style-name="T23">;</text:span></text:p>
      <text:p text:style-name="P67">}</text:p>
      <text:p text:style-name="P67">}</text:p>
      <text:p text:style-name="P68"><text:soft-page-break/></text:p>
      <text:p text:style-name="P52">ReactDom<text:span text:style-name="T23">.</text:span><text:span text:style-name="T56">render</text:span>(</text:p>
      <text:p text:style-name="P52"><text:span text:style-name="T23">&lt;</text:span><text:span text:style-name="T51">Welcome</text:span><text:span text:style-name="T23"> /&gt;,</text:span></text:p>
      <text:p text:style-name="P52">document<text:span text:style-name="T23">.</text:span><text:span text:style-name="T56">getElementById</text:span>(<text:span text:style-name="T23">'</text:span><text:span text:style-name="T61">root</text:span><text:span text:style-name="T23">'</text:span>)<text:span text:style-name="T23">,</text:span></text:p>
      <text:p text:style-name="P52">)<text:span text:style-name="T23">;</text:span></text:p>
      <text:p text:style-name="P87"/>
      <text:p text:style-name="P99">Adicionando métodos de ciclo de vida a uma classe</text:p>
      <text:p text:style-name="P88"><text:tab/><text:span text:style-name="T99">Em aplicações com muitos componentes, é muito importante limpar os recursos utilizados pelos componentes quando eles são destruídos.</text:span></text:p>
      <text:p text:style-name="P88"><text:tab/>Os componentes React , assim como os seres vivos, possuem um ciclo de vida. No caso do React, o ciclo é dividido em 4 etapas. São elas:</text:p>
      <text:p text:style-name="P76">1. Inicialização é quando um componente recebe as props e os estados.</text:p>
      <text:p text:style-name="P76">2. Montagem (mounting) é quando o componente é inserido no DOM.</text:p>
      <text:p text:style-name="P76">3. Atualização é quando os props ou estados do componente são alterados.</text:p>
      <text:p text:style-name="P76">4. Desmontagem (unmounting) quando o componente morre, sumindo do DOM.</text:p>
      <text:p text:style-name="P76"><text:tab/><text:span text:style-name="T100">Podemos declarar métodos especiais no componente de classe para executar algum código quando um componente é montado e desmontado.</text:span></text:p>
      <text:p text:style-name="P43"><text:span text:style-name="T56">componenetDidMonunt</text:span><text:span text:style-name="T23">()</text:span> <text:span text:style-name="T23">{}</text:span></text:p>
      <text:p text:style-name="P68"/>
      <text:p text:style-name="P52"><text:span text:style-name="T56">componentWillUnmount</text:span><text:span text:style-name="T23">()</text:span> <text:span text:style-name="T23">{}</text:span></text:p>
      <text:p text:style-name="P76"><text:tab/><text:span text:style-name="T102">Estes componentes são chamados de “métodos de ciclo de vida”.</text:span></text:p>
      <text:p text:style-name="P76"><text:tab/><text:span text:style-name="T102">O método componenteDidMount() é executado depois que a saída do componente é renderizada no DOM. </text:span></text:p>
      <text:p text:style-name="P43"><text:span text:style-name="T56">componentDidMount</text:span><text:span text:style-name="T23">()</text:span> <text:span text:style-name="T23">{</text:span></text:p>
      <text:p text:style-name="P52"><text:span text:style-name="T23">this.</text:span>timerID<text:span text:style-name="T44"> </text:span><text:span text:style-name="T23">=</text:span><text:span text:style-name="T44"> </text:span><text:span text:style-name="T56">setInterval</text:span><text:span text:style-name="T44">(</text:span></text:p>
      <text:p text:style-name="P52"><text:span text:style-name="T23">()</text:span><text:span text:style-name="T44"> </text:span><text:span text:style-name="T14">=&gt;</text:span><text:span text:style-name="T44"> </text:span><text:span text:style-name="T23">this.</text:span><text:span text:style-name="T56">tick</text:span><text:span text:style-name="T44">()</text:span><text:span text:style-name="T23">,</text:span></text:p>
      <text:p text:style-name="P69">1000</text:p>
      <text:p text:style-name="P52"><text:span text:style-name="T44">)</text:span><text:span text:style-name="T23">;</text:span></text:p>
      <text:p text:style-name="P67">}</text:p>
      <text:p text:style-name="P76"><text:tab/><text:span text:style-name="T103">Enquanto this.props é configurado pelo próprio React e this.state tem um significado especial, você está livre para adicionar campos adicionais à classe </text:span><text:soft-page-break/><text:span text:style-name="T103">manualmente se precisar armazenar algo que não participe do fluxo de dados (como um ID). </text:span></text:p>
      <text:p text:style-name="P43"><text:span text:style-name="T14">class</text:span> <text:span text:style-name="T51">Clock</text:span> <text:span text:style-name="T14">extends</text:span> <text:span text:style-name="T51">React</text:span><text:span text:style-name="T23">.</text:span><text:span text:style-name="T51">Component</text:span> <text:span text:style-name="T23">{</text:span></text:p>
      <text:p text:style-name="P52"><text:span text:style-name="T14">constructor</text:span><text:span text:style-name="T23">(</text:span>props<text:span text:style-name="T23">)</text:span> <text:span text:style-name="T23">{</text:span></text:p>
      <text:p text:style-name="P52">super<text:span text:style-name="T44">(</text:span>props<text:span text:style-name="T44">)</text:span><text:span text:style-name="T23">;</text:span></text:p>
      <text:p text:style-name="P52"><text:span text:style-name="T23">this.</text:span>state<text:span text:style-name="T44"> </text:span><text:span text:style-name="T23">=</text:span><text:span text:style-name="T44"> </text:span><text:span text:style-name="T23">{</text:span>date<text:span text:style-name="T23">:</text:span><text:span text:style-name="T44"> </text:span><text:span text:style-name="T23">new</text:span><text:span text:style-name="T44"> </text:span><text:span text:style-name="T51">Date</text:span><text:span text:style-name="T44">()</text:span><text:span text:style-name="T23">};</text:span></text:p>
      <text:p text:style-name="P67">}</text:p>
      <text:p text:style-name="P68"/>
      <text:p text:style-name="P52"><text:span text:style-name="T56">componentDidMount</text:span><text:span text:style-name="T23">()</text:span> <text:span text:style-name="T23">{</text:span></text:p>
      <text:p text:style-name="P52"><text:span text:style-name="T23">this.</text:span>timerID<text:span text:style-name="T44"> </text:span><text:span text:style-name="T23">=</text:span><text:span text:style-name="T44"> </text:span><text:span text:style-name="T56">setInterval</text:span><text:span text:style-name="T44">(</text:span></text:p>
      <text:p text:style-name="P52"><text:span text:style-name="T23">()</text:span><text:span text:style-name="T44"> </text:span><text:span text:style-name="T14">=&gt;</text:span><text:span text:style-name="T44"> </text:span><text:span text:style-name="T23">this.</text:span><text:span text:style-name="T56">tick</text:span><text:span text:style-name="T44">()</text:span><text:span text:style-name="T23">,</text:span></text:p>
      <text:p text:style-name="P69">1000</text:p>
      <text:p text:style-name="P52"><text:span text:style-name="T44">)</text:span><text:span text:style-name="T23">;</text:span></text:p>
      <text:p text:style-name="P67">}</text:p>
      <text:p text:style-name="P68"/>
      <text:p text:style-name="P52"><text:span text:style-name="T56">componentWillUnmount</text:span><text:span text:style-name="T23">()</text:span> <text:span text:style-name="T23">{</text:span></text:p>
      <text:p text:style-name="P52"><text:span text:style-name="T56">clearInterval</text:span><text:span text:style-name="T44">(</text:span><text:span text:style-name="T23">this.</text:span>timerID<text:span text:style-name="T44">)</text:span><text:span text:style-name="T23">;</text:span></text:p>
      <text:p text:style-name="P67">}</text:p>
      <text:p text:style-name="P68"/>
      <text:p text:style-name="P52"><text:span text:style-name="T56">tick</text:span><text:span text:style-name="T23">()</text:span> <text:span text:style-name="T23">{</text:span></text:p>
      <text:p text:style-name="P52"><text:span text:style-name="T23">this.</text:span><text:span text:style-name="T56">setState</text:span><text:span text:style-name="T44">(</text:span><text:span text:style-name="T23">{</text:span></text:p>
      <text:p text:style-name="P52">date<text:span text:style-name="T23">:</text:span><text:span text:style-name="T44"> </text:span><text:span text:style-name="T23">new</text:span><text:span text:style-name="T44"> </text:span><text:span text:style-name="T51">Date</text:span><text:span text:style-name="T44">()</text:span><text:span text:style-name="T23">,</text:span></text:p>
      <text:p text:style-name="P52"><text:span text:style-name="T23">}</text:span><text:span text:style-name="T44">)</text:span><text:span text:style-name="T23">;</text:span></text:p>
      <text:p text:style-name="P67">}</text:p>
      <text:p text:style-name="P68"/>
      <text:p text:style-name="P52"><text:span text:style-name="T56">render</text:span><text:span text:style-name="T23">()</text:span> <text:span text:style-name="T23">{</text:span></text:p>
      <text:p text:style-name="P52"><text:span text:style-name="T24">return</text:span><text:span text:style-name="T44"> (</text:span></text:p>
      <text:p text:style-name="P52"><text:span text:style-name="T23">&lt;</text:span><text:span text:style-name="T44">div</text:span><text:span text:style-name="T23">&gt;</text:span></text:p>
      <text:p text:style-name="P52"><text:span text:style-name="T23">&lt;</text:span><text:span text:style-name="T44">h1</text:span><text:span text:style-name="T23">&gt;</text:span>Hello, world!<text:span text:style-name="T23">&lt;/</text:span><text:span text:style-name="T44">h1</text:span><text:span text:style-name="T23">&gt;</text:span></text:p>
      <text:p text:style-name="P52"><text:span text:style-name="T23">&lt;</text:span><text:span text:style-name="T44">h2</text:span><text:span text:style-name="T23">&gt;</text:span>It is <text:span text:style-name="T23">{this.</text:span>state<text:span text:style-name="T23">.</text:span>date<text:span text:style-name="T23">.</text:span><text:span text:style-name="T56">toLocaleTimeString</text:span>()<text:span text:style-name="T23">}</text:span>.<text:span text:style-name="T23">&lt;/</text:span><text:span text:style-name="T44">h2</text:span><text:span text:style-name="T23">&gt;</text:span></text:p>
      <text:p text:style-name="P52"><text:span text:style-name="T23">&lt;/</text:span><text:span text:style-name="T44">div</text:span><text:span text:style-name="T23">&gt;</text:span></text:p>
      <text:p text:style-name="P52"><text:span text:style-name="T44">)</text:span><text:span text:style-name="T23">;</text:span></text:p>
      <text:p text:style-name="P67">}</text:p>
      <text:p text:style-name="P67">}</text:p>
      <text:p text:style-name="P68"/>
      <text:p text:style-name="P52">ReactDOM<text:span text:style-name="T23">.</text:span><text:span text:style-name="T56">render</text:span>(</text:p>
      <text:p text:style-name="P52"><text:soft-page-break/><text:span text:style-name="T23">&lt;</text:span><text:span text:style-name="T51">Clock</text:span><text:span text:style-name="T23"> /&gt;,</text:span></text:p>
      <text:p text:style-name="P52">document<text:span text:style-name="T23">.</text:span><text:span text:style-name="T56">getElementById</text:span>(<text:span text:style-name="T23">'</text:span><text:span text:style-name="T61">root</text:span><text:span text:style-name="T23">'</text:span>)<text:span text:style-name="T23">,</text:span></text:p>
      <text:p text:style-name="P52">)<text:span text:style-name="T23">;</text:span></text:p>
      <text:p text:style-name="P77"><text:tab/>Analisando o código acima:</text:p>
      <text:p text:style-name="P77">1. Quando &lt;Clock /&gt; é passado para ReactDOM.render(), o React chama o construtor do componente Clock. Como Clock precisa exibir a hora atual, ele inicializa this.state com um objeto incluindo a hora atual.</text:p>
      <text:p text:style-name="P77">2. React chama então o método render() do componente Clock. É assim que o React aprende o que deve ser exibido na tela. React em seguida, atualiza o DOM para coincidir com a saída de renderização do Clock.</text:p>
      <text:p text:style-name="P77">3. Quando a saída do Clock é inserida no DOM, o React chama o método do ciclo de vida componentDidMount(). Dentro dele, o componente Clock pede ao navegador para configurar um temporizador para chamar o método tick() do componente uma vez por segundo.</text:p>
      <text:p text:style-name="P77">4. A cada segundo o navegador chama o método tick(). Dentro dele, o componente Clock agenda uma atualização de UI chamando setState() com um objeto contendo a hora atual. Graças à chamada setState(), o método render() será diferente e, portanto, a saída de renderização incluirá a hora atualizada. React atualiza o DOM de acordo.</text:p>
      <text:p text:style-name="P77">5. Se o componente Clock for removido do DOM, o React chama o método do ciclo de vida componentWillUnmount() para que o temporizador seja interrompido.</text:p>
      <text:p text:style-name="P77"/>
      <text:p text:style-name="P91">Usando o State corretamente</text:p>
      <text:p text:style-name="P77"><text:tab/>Existem 4 coisas que você deve saber sobre o setState().</text:p>
      <text:p text:style-name="P77">1. Não modifique o state diretamente.</text:p>
      <text:p text:style-name="P77"><text:tab/>Por exemplo, isso não renderizará novamente o componente:</text:p>
      <text:p text:style-name="P105">// Errado</text:p>
      <text:p text:style-name="P52"><text:span text:style-name="T23">this.</text:span>state<text:span text:style-name="T23">.</text:span>comment <text:span text:style-name="T23">=</text:span> <text:span text:style-name="T23">'</text:span><text:span text:style-name="T61">Hello</text:span><text:span text:style-name="T23">';</text:span></text:p>
      <text:p text:style-name="P77"><text:tab/>Em vez disso, use setState():</text:p>
      <text:p text:style-name="P65">// Correto</text:p>
      <text:p text:style-name="P52"><text:span text:style-name="T23">this.</text:span><text:span text:style-name="T56">setState</text:span>(<text:span text:style-name="T23">{</text:span>comment<text:span text:style-name="T23">:</text:span> <text:span text:style-name="T23">'</text:span><text:span text:style-name="T61">Hello</text:span><text:span text:style-name="T23">'}</text:span>)<text:span text:style-name="T23">;</text:span></text:p>
      <text:p text:style-name="P77"/>
      <text:p text:style-name="P77"><text:soft-page-break/>2. O único lugar onde você pode atribuir this.state é o construtor.</text:p>
      <text:p text:style-name="P77">3. Atualizações de state podem ser assíncronas</text:p>
      <text:p text:style-name="P77"><text:tab/>O React pode agrupar várias chamadas setState() em uma única atualização para desempenho. Como this.props e this.state podem ser atualizados de forma assíncrona, você não deve confiarem seus valores para calcular o próximo state. <text:span text:style-name="T104">Por exemplo, esse código pode falhar ao atualizar o contador:</text:span></text:p>
      <text:p text:style-name="P65">// Errado</text:p>
      <text:p text:style-name="P52"><text:span text:style-name="T23">this.</text:span><text:span text:style-name="T56">setState</text:span>(<text:span text:style-name="T23">{</text:span></text:p>
      <text:p text:style-name="P52">counter<text:span text:style-name="T23">:</text:span> <text:span text:style-name="T23">this.</text:span>state<text:span text:style-name="T23">.</text:span>counter <text:span text:style-name="T23">+</text:span> <text:span text:style-name="T23">this.</text:span>props<text:span text:style-name="T23">.</text:span>increment<text:span text:style-name="T23">,</text:span></text:p>
      <text:p text:style-name="P52"><text:span text:style-name="T23">}</text:span>)<text:span text:style-name="T23">;</text:span></text:p>
      <text:p text:style-name="P77"><text:tab/><text:span text:style-name="T104">Para concertá-lo, é necessário usar uma segunda forma de setState(), que aceite uma função ao invés de um objeto. Essa função receberá o state anterior como o primeiro argumento e as props no momento em que a atualização for aplicada como o segundo <text:s/>argumento:</text:span></text:p>
      <text:p text:style-name="P65">// Correto</text:p>
      <text:p text:style-name="P52"><text:span text:style-name="T23">this.</text:span><text:span text:style-name="T56">setState</text:span>(<text:span text:style-name="T23">(</text:span>state<text:span text:style-name="T23">,</text:span> props<text:span text:style-name="T23">)</text:span> <text:span text:style-name="T14">=&gt;</text:span> (<text:span text:style-name="T23">{</text:span></text:p>
      <text:p text:style-name="P52">counter<text:span text:style-name="T23">:</text:span> state<text:span text:style-name="T23">.</text:span>counter <text:span text:style-name="T23">+</text:span> props<text:span text:style-name="T23">.</text:span>increment</text:p>
      <text:p text:style-name="P52"><text:span text:style-name="T23">}</text:span>))<text:span text:style-name="T23">;</text:span></text:p>
      <text:p text:style-name="P78"/>
      <text:p text:style-name="P78">4. Atualizações de state são mescladas</text:p>
      <text:p text:style-name="P78"><text:tab/>Quando o setState() é chamado, o React mescla o objeto que você fornece ao state atual. Por exemplo: seu state pode conter várias variáveis independentes:</text:p>
      <text:p text:style-name="P44"><text:span text:style-name="T56">constructor</text:span>(props) <text:span text:style-name="T23">{</text:span></text:p>
      <text:p text:style-name="P52">super<text:span text:style-name="T44">(</text:span>props<text:span text:style-name="T44">)</text:span><text:span text:style-name="T23">;</text:span></text:p>
      <text:p text:style-name="P52"><text:span text:style-name="T23">this.</text:span>state<text:span text:style-name="T44"> </text:span><text:span text:style-name="T23">=</text:span><text:span text:style-name="T44"> </text:span><text:span text:style-name="T23">{</text:span></text:p>
      <text:p text:style-name="P52">posts<text:span text:style-name="T23">:</text:span><text:span text:style-name="T44"> []</text:span><text:span text:style-name="T23">,</text:span></text:p>
      <text:p text:style-name="P52">comments<text:span text:style-name="T23">:</text:span><text:span text:style-name="T44"> []</text:span></text:p>
      <text:p text:style-name="P67">};</text:p>
      <text:p text:style-name="P67">}</text:p>
      <text:p text:style-name="P77"><text:tab/><text:span text:style-name="T104">Então você pode atualizá-los independentemente com chamadas separadas do setState(): </text:span></text:p>
      <text:p text:style-name="P44"><text:span text:style-name="T56">componentDidMount</text:span>() <text:span text:style-name="T23">{</text:span></text:p>
      <text:p text:style-name="P52"><text:soft-page-break/><text:span text:style-name="T56">fetchPosts</text:span><text:span text:style-name="T44">()</text:span><text:span text:style-name="T23">.</text:span><text:span text:style-name="T56">then</text:span><text:span text:style-name="T44">(</text:span>response<text:span text:style-name="T44"> </text:span><text:span text:style-name="T14">=&gt;</text:span><text:span text:style-name="T44"> </text:span><text:span text:style-name="T23">{</text:span></text:p>
      <text:p text:style-name="P52"><text:span text:style-name="T23">this.</text:span><text:span text:style-name="T56">setState</text:span><text:span text:style-name="T44">(</text:span><text:span text:style-name="T23">{</text:span></text:p>
      <text:p text:style-name="P52">posts<text:span text:style-name="T23">:</text:span><text:span text:style-name="T44"> </text:span>response<text:span text:style-name="T23">.</text:span>posts</text:p>
      <text:p text:style-name="P52"><text:span text:style-name="T23">}</text:span><text:span text:style-name="T44">)</text:span><text:span text:style-name="T23">;</text:span></text:p>
      <text:p text:style-name="P52"><text:span text:style-name="T23">}</text:span><text:span text:style-name="T44">)</text:span><text:span text:style-name="T23">;</text:span></text:p>
      <text:p text:style-name="P68"/>
      <text:p text:style-name="P52"><text:span text:style-name="T56">fetchComments</text:span><text:span text:style-name="T44">()</text:span><text:span text:style-name="T23">.</text:span><text:span text:style-name="T56">then</text:span><text:span text:style-name="T44">(</text:span>response<text:span text:style-name="T44"> </text:span><text:span text:style-name="T14">=&gt;</text:span><text:span text:style-name="T44"> </text:span><text:span text:style-name="T23">{</text:span></text:p>
      <text:p text:style-name="P52"><text:span text:style-name="T23">this.</text:span><text:span text:style-name="T56">setState</text:span><text:span text:style-name="T44">(</text:span><text:span text:style-name="T23">{</text:span></text:p>
      <text:p text:style-name="P52">comments<text:span text:style-name="T23">:</text:span><text:span text:style-name="T44"> </text:span>response<text:span text:style-name="T23">.</text:span>comments</text:p>
      <text:p text:style-name="P52"><text:span text:style-name="T23">}</text:span><text:span text:style-name="T44">)</text:span><text:span text:style-name="T23">;</text:span></text:p>
      <text:p text:style-name="P52"><text:span text:style-name="T23">}</text:span><text:span text:style-name="T44">)</text:span><text:span text:style-name="T23">;</text:span></text:p>
      <text:p text:style-name="P67">}</text:p>
      <text:p text:style-name="P77"><text:tab/>O merge é superficial, então this.setState({comments}) deixa this.state.posts intacto, mas substitui completamente this.state.comments</text:p>
      <text:p text:style-name="P101"/>
      <text:p text:style-name="P102">Manipulando eventos</text:p>
      <text:p text:style-name="P90"><text:tab/>Manipular eventos em elementos React é muito semelhante a manipular eventos em elementos DOM. Existe algumas diferenças de sintaxe:</text:p>
      <text:p text:style-name="P90">1. Eventos em React são nomeados usando camelCase ao invés de letras minúsculas.</text:p>
      <text:p text:style-name="P90">2. Com o JSX você passa uma função como manipulador de eventos ao invés de um texto.</text:p>
      <text:p text:style-name="P90"><text:tab/>Por exemplo, com HTML:</text:p>
      <text:p text:style-name="P61"><text:span text:style-name="T28">&lt;</text:span><text:span text:style-name="T46">button</text:span><text:span text:style-name="T28"> </text:span><text:span text:style-name="T16">onclick</text:span><text:span text:style-name="T28">="</text:span><text:span text:style-name="T66">activateLasers()</text:span><text:span text:style-name="T28">"&gt;</text:span></text:p>
      <text:p text:style-name="P110">Ativar lasers</text:p>
      <text:p text:style-name="P110"><text:span text:style-name="T23">&lt;/</text:span><text:span text:style-name="T44">button</text:span><text:span text:style-name="T23">&gt;</text:span></text:p>
      <text:p text:style-name="P90"><text:tab/>Com React:</text:p>
      <text:p text:style-name="P61"><text:span text:style-name="T28">&lt;</text:span><text:span text:style-name="T46">button</text:span><text:span text:style-name="T28"> </text:span><text:span text:style-name="T16">onClick</text:span><text:span text:style-name="T28">={</text:span><text:span text:style-name="T89">activateLasers</text:span><text:span text:style-name="T28">}&gt;</text:span></text:p>
      <text:p text:style-name="P110">Ativar lasers</text:p>
      <text:p text:style-name="P110"><text:span text:style-name="T23">&lt;/</text:span><text:span text:style-name="T44">button</text:span><text:span text:style-name="T23">&gt;</text:span></text:p>
      <text:p text:style-name="P90"/>
      <text:p text:style-name="P7"><text:tab/><text:span text:style-name="T105">Outra diferença é que você não pode retornar false para evitar o comportamento padrão no React. Você deve chamar preventDefault explicitamente. Por exemplo, com HTML simples, para evitar que um link abra uma nova página, você pode escrever: </text:span></text:p>
      <text:p text:style-name="P51"><text:soft-page-break/><text:span text:style-name="T23">&lt;</text:span><text:span text:style-name="T44">a</text:span><text:span text:style-name="T23"> </text:span><text:span text:style-name="T14">href</text:span><text:span text:style-name="T23">="</text:span><text:span text:style-name="T61">#</text:span><text:span text:style-name="T23">" </text:span><text:span text:style-name="T14">onclick</text:span><text:span text:style-name="T23">="</text:span><text:span text:style-name="T61">console.log('O link foi clicado.'); return false</text:span><text:span text:style-name="T23">"&gt;</text:span></text:p>
      <text:p text:style-name="P110">Clique Aqui</text:p>
      <text:p text:style-name="P110"><text:span text:style-name="T23">&lt;/</text:span><text:span text:style-name="T44">a</text:span><text:span text:style-name="T23">&gt;</text:span></text:p>
      <text:p text:style-name="P7"><text:tab/><text:span text:style-name="T105">No React, isso poderia ser assim:</text:span></text:p>
      <text:p text:style-name="P51"><text:span text:style-name="T14">function</text:span> <text:span text:style-name="T56">handleClick</text:span><text:span text:style-name="T23">(</text:span>e<text:span text:style-name="T23">)</text:span> <text:span text:style-name="T23">{</text:span></text:p>
      <text:p text:style-name="P110">e<text:span text:style-name="T23">.</text:span><text:span text:style-name="T56">preventDefault</text:span><text:span text:style-name="T44">()</text:span><text:span text:style-name="T23">;</text:span></text:p>
      <text:p text:style-name="P110">console<text:span text:style-name="T23">.</text:span><text:span text:style-name="T56">log</text:span><text:span text:style-name="T44">(</text:span><text:span text:style-name="T23">'</text:span><text:span text:style-name="T61">O link foi clicado.</text:span><text:span text:style-name="T23">'</text:span><text:span text:style-name="T44">)</text:span><text:span text:style-name="T23">;</text:span></text:p>
      <text:p text:style-name="P107">}</text:p>
      <text:p text:style-name="P114"/>
      <text:p text:style-name="P110"><text:span text:style-name="T24">return</text:span> (</text:p>
      <text:p text:style-name="P110"><text:span text:style-name="T23">&lt;</text:span><text:span text:style-name="T44">a</text:span><text:span text:style-name="T23"> </text:span><text:span text:style-name="T14">href</text:span><text:span text:style-name="T23">="</text:span><text:span text:style-name="T61">#</text:span><text:span text:style-name="T23">" </text:span><text:span text:style-name="T14">onClick</text:span><text:span text:style-name="T23">={</text:span><text:span text:style-name="T56">handleClick</text:span><text:span text:style-name="T23">}&gt;</text:span></text:p>
      <text:p text:style-name="P110">Clique Aqui</text:p>
      <text:p text:style-name="P110"><text:span text:style-name="T23">&lt;/</text:span><text:span text:style-name="T44">a</text:span><text:span text:style-name="T23">&gt;</text:span></text:p>
      <text:p text:style-name="P110">)<text:span text:style-name="T23">;</text:span></text:p>
      <text:p text:style-name="P7"/>
      <text:p text:style-name="P7"/>
      <text:p text:style-name="P13">Single Page Application (SPA)</text:p>
      <text:p text:style-name="P7"><text:tab/>SPAs é um conceito de páginas que são carregadas somente no momento em que o usuário entra no site e toda a interação de mudanças de páginas é feito sem que o navegador precise recarregar o site, ou seja, o usuário entra no site e o navegador carrega somente 1 vez o site, através da URL utilizada pelo usuário, todas as interações feitas pelo usuário que o leve a outras páginas no mesmo site, serão feitas sem que o navegador precise reconstruir a página do 0, todo o conteúdo virá a partir de uma lógica criada em JavaScript, aumentando assim a performance do site.</text:p>
      <text:p text:style-name="P7"/>
      <text:p text:style-name="P14">Definindo props.children</text:p>
      <text:p text:style-name="P8"><text:tab/>A propriedade props.children está disponível em todos os componentes. Ele contém o conteúdo entre as tags de abertura e fechamento de um componente. Por exemplo: </text:p>
      <text:p text:style-name="P51"><text:span text:style-name="T23">&lt;</text:span><text:span text:style-name="T51">BemVindo</text:span><text:span text:style-name="T23"> &gt;</text:span>Hello, world!<text:span text:style-name="T23">&lt;/</text:span><text:span text:style-name="T51">BemVindo</text:span><text:span text:style-name="T23">&gt;</text:span></text:p>
      <text:p text:style-name="P7"><text:tab/><text:span text:style-name="T106">A string Hello, world! está disponível em props.children no componente BemVindo:</text:span></text:p>
      <text:p text:style-name="P51"><text:span text:style-name="T14">function</text:span> <text:span text:style-name="T56">BemVindo</text:span><text:span text:style-name="T23">(</text:span>props<text:span text:style-name="T23">)</text:span> <text:span text:style-name="T23">{</text:span></text:p>
      <text:p text:style-name="P110"><text:span text:style-name="T24">return</text:span><text:span text:style-name="T44"> </text:span><text:span text:style-name="T23">&lt;</text:span><text:span text:style-name="T44">p</text:span><text:span text:style-name="T23">&gt;{</text:span>props<text:span text:style-name="T23">.</text:span>children<text:span text:style-name="T23">}&lt;/</text:span><text:span text:style-name="T44">p</text:span><text:span text:style-name="T23">&gt;;</text:span></text:p>
      <text:p text:style-name="P107">}</text:p>
      <text:p text:style-name="P7"><text:tab/>Para componentes definidos como classes, use this.props.children:</text:p>
      <text:p text:style-name="P51"><text:soft-page-break/><text:span text:style-name="T14">class</text:span> <text:span text:style-name="T51">BemVindo</text:span> <text:span text:style-name="T14">extends</text:span> <text:span text:style-name="T51">React</text:span><text:span text:style-name="T23">.</text:span><text:span text:style-name="T51">Component</text:span> <text:span text:style-name="T23">{</text:span></text:p>
      <text:p text:style-name="P110"><text:span text:style-name="T56">render</text:span><text:span text:style-name="T23">()</text:span> <text:span text:style-name="T23">{</text:span></text:p>
      <text:p text:style-name="P110"><text:span text:style-name="T24">return</text:span><text:span text:style-name="T44"> </text:span><text:span text:style-name="T23">&lt;</text:span><text:span text:style-name="T44">p</text:span><text:span text:style-name="T23">&gt;{this.</text:span>props<text:span text:style-name="T23">.</text:span>children<text:span text:style-name="T23">}&lt;/</text:span><text:span text:style-name="T44">p</text:span><text:span text:style-name="T23">&gt;;</text:span></text:p>
      <text:p text:style-name="P107">}</text:p>
      <text:p text:style-name="P107">}</text:p>
      <text:p text:style-name="P7"/>
      <text:p text:style-name="P14">React Router DOM</text:p>
      <text:p text:style-name="P8"><text:tab/>Para poder fazer uso de React Router, é preciso que se instale em uma aplicação React o pacote react-router-dom.</text:p>
      <text:p text:style-name="P26">npm install react-router-dom</text:p>
      <text:p text:style-name="P9">1. O BrowserRouter é o componente que encapsula a sua aplicação, de forma a te possibilitar fazer uso de navegação.</text:p>
      <text:p text:style-name="P9">2. Route é o componente fundamental em React Router, que estabelece o mapeamento entre o caminho de URL declarado com o componente. Tal mapeamento, no que diz respeito à correspondência entre o caminho da URL atual e a presente no componente, pode ser feito das seguintes formas:</text:p>
      <text:list xml:id="list230011118" text:style-name="L1">
        <text:list-item>
          <text:p text:style-name="P127"><text:span text:style-name="T36">&lt;</text:span><text:span text:style-name="T55">Route</text:span><text:span text:style-name="T36"> </text:span><text:span text:style-name="T19">path</text:span><text:span text:style-name="T36">="</text:span><text:span text:style-name="T68">/about</text:span><text:span text:style-name="T36">" </text:span><text:span text:style-name="T19">component</text:span><text:span text:style-name="T36">={</text:span><text:span text:style-name="T83">About</text:span><text:span text:style-name="T36">} /&gt;</text:span><text:span text:style-name="T83"> </text:span><text:span text:style-name="T11">: lê-se que se o caminho da URL atual do navegador começa com o caminho /about , como declarado na prop path no componente Route , há uma correspondência entre os caminhos da URL e do componente Route , e o componente About será renderizado. Ou seja, se o caminho da URL atual for /home , não há correspondência, logo o componente About não será renderizado. Entretanto, se a URL atual for /about ou /about/me , há correspondência, e o componente About é renderizado. O parâmetro exact entra em ação quando você tem vários caminhos com nomes semelhantes.</text:span></text:p>
        </text:list-item>
        <text:list-item>
          <text:p text:style-name="P127"><text:span text:style-name="T36">&lt;</text:span><text:span text:style-name="T55">Route</text:span><text:span text:style-name="T36"> </text:span><text:span text:style-name="T19">exact</text:span><text:span text:style-name="T36"> </text:span><text:span text:style-name="T19">path</text:span><text:span text:style-name="T36">="</text:span><text:span text:style-name="T68">/about</text:span><text:span text:style-name="T36">" </text:span><text:span text:style-name="T19">component</text:span><text:span text:style-name="T36">={</text:span><text:span text:style-name="T83">About</text:span><text:span text:style-name="T36">} /&gt;</text:span><text:span text:style-name="T83"> </text:span><text:span text:style-name="T11">: lê-se que, se houver uma correspondência exata entre o caminho da URL atual e o caminho /about declarado em Route , o componente será renderizado. Ou seja, se o caminho da URL atual for /home ou /about/me , não há correspondência exata, logo o componente About não será renderizado. Entretanto, se a URL atual for /about , há correspondência exata, e o componente About será renderizado.</text:span></text:p>
        </text:list-item>
        <text:list-item>
          <text:p text:style-name="P119">OBS : Além dessas duas formas de renderização de componente com Route , você pode fazer uso de elemento children . Ou seja, se você tiver a rota &lt;Route path="/about" component={About} /&gt; , você também poderá fazer da seguinte forma:</text:p>
        </text:list-item>
      </text:list>
      <text:p text:style-name="P57"><text:soft-page-break/><text:span text:style-name="T23">&lt;</text:span><text:span text:style-name="T51">Route</text:span><text:span text:style-name="T23"> </text:span><text:span text:style-name="T14">path</text:span><text:span text:style-name="T23">="</text:span><text:span text:style-name="T61">/about</text:span><text:span text:style-name="T23">" &gt;</text:span></text:p>
      <text:p text:style-name="P110"><text:span text:style-name="T23">&lt;</text:span><text:span text:style-name="T51">About</text:span><text:span text:style-name="T23"> /&gt;</text:span></text:p>
      <text:p text:style-name="P110"><text:span text:style-name="T23">&lt;/</text:span><text:span text:style-name="T51">Route</text:span><text:span text:style-name="T23">&gt;</text:span></text:p>
      <text:p text:style-name="P27"/>
      <text:p text:style-name="P28">3. Se houver vários componentes apresentando correspondência entre seu caminho de URL e o caminho atual da aplicação, todos os componentes apresentando correspondência serão renderizados . Ou seja, suponha que houvesse a seguinte lista de componentes do tipo Route:</text:p>
      <text:p text:style-name="P58"><text:span text:style-name="T23">&lt;</text:span><text:span text:style-name="T51">Route</text:span><text:span text:style-name="T23"> </text:span><text:span text:style-name="T14">path</text:span><text:span text:style-name="T23">="</text:span><text:span text:style-name="T61">/about</text:span><text:span text:style-name="T23">" </text:span><text:span text:style-name="T14">component</text:span><text:span text:style-name="T23">={</text:span>About<text:span text:style-name="T23">} /&gt;</text:span></text:p>
      <text:p text:style-name="P110"><text:span text:style-name="T23">&lt;</text:span><text:span text:style-name="T51">Route</text:span><text:span text:style-name="T23"> </text:span><text:span text:style-name="T14">path</text:span><text:span text:style-name="T23">="</text:span><text:span text:style-name="T61">/contact</text:span><text:span text:style-name="T23">" </text:span><text:span text:style-name="T14">component</text:span><text:span text:style-name="T23">={</text:span>Contact<text:span text:style-name="T23">} /&gt;</text:span></text:p>
      <text:p text:style-name="P110"><text:span text:style-name="T23">&lt;</text:span><text:span text:style-name="T51">Route</text:span><text:span text:style-name="T23"> </text:span><text:span text:style-name="T14">path</text:span><text:span text:style-name="T23">="</text:span><text:span text:style-name="T61">/</text:span><text:span text:style-name="T23">" </text:span><text:span text:style-name="T14">component</text:span><text:span text:style-name="T23">={</text:span>Home<text:span text:style-name="T23">} /&gt;</text:span></text:p>
      <text:list xml:id="list2197329430" text:style-name="L2">
        <text:list-item>
          <text:p text:style-name="P120">Se o caminho atual da URL da aplicação for / , todos esses componentes serão renderizados, haja vista que todas as rotas não fazem correspondência exata entre o caminho da URL atual e o definido via prop path , e fazer path="/" faz correspondência com qualquer caminho de URL ;</text:p>
        </text:list-item>
        <text:list-item>
          <text:p text:style-name="P120">Agora, se o caminho atual da URL da aplicação for /contact , os componentes Contact e Home serão renderizados. Isso pode ser um problema, e uma forma de atacá-lo é organizar essas rotas via componente Switch.</text:p>
        </text:list-item>
      </text:list>
      <text:p text:style-name="P29">4. Link é o componente a ser usado no lugar de elementos com a tag a , de forma a disponibilizar navegação por URL na sua aplicação SPA sem o recarregamento de página que a tag a exige. Ou seja, se você quiser definir um link que leve quem usa sua aplicação para a URL com o caminho /about , você poderia chamar o componente Link da seguinte forma:</text:p>
      <text:p text:style-name="P59"><text:span text:style-name="T23">&lt;</text:span><text:span text:style-name="T51">Link</text:span><text:span text:style-name="T23"> </text:span><text:span text:style-name="T14">to</text:span><text:span text:style-name="T23">="</text:span><text:span text:style-name="T61">/about</text:span><text:span text:style-name="T23">" &gt;</text:span> About <text:span text:style-name="T23">&lt;/</text:span><text:span text:style-name="T51">Link</text:span><text:span text:style-name="T23">&gt;</text:span></text:p>
      <text:p text:style-name="P29">E lembre-se: palavras, imagens, até mesmo outros componentes podem ser componentes filhos do Link ! Ser filho do Link significa que, se você clicar neste filho, irá para onde o Link te direciona!</text:p>
      <text:p text:style-name="P29"/>
      <text:p text:style-name="P30">Componentes Route com passagem de props</text:p>
      <text:p text:style-name="P34"><text:tab/>No que diz respeito ao componente Route , você pode associar um componente com o caminho da URL via children , component ou render.</text:p>
      <text:p text:style-name="P36"><text:span text:style-name="T90"><text:tab/>Faz-se uso da prop component de Route quando não é necessário passar informações adicionais via props para o componente a ser mapeado. Ou seja, se você </text:span><text:soft-page-break/><text:span text:style-name="T90">tem um componente About que não precisa de props setadas para ser chamado, e você precisa mapeá-lo para o caminho de URL /about , você poderia criar uma rota da seguinte forma: </text:span><text:span text:style-name="T35">&lt;</text:span><text:span text:style-name="T54">Route</text:span><text:span text:style-name="T35"> </text:span><text:span text:style-name="T18">path</text:span><text:span text:style-name="T35">="</text:span><text:span text:style-name="T64">/about</text:span><text:span text:style-name="T35">" </text:span><text:span text:style-name="T18">component</text:span><text:span text:style-name="T35">={</text:span><text:span text:style-name="T54">About</text:span><text:span text:style-name="T35">} /&gt;</text:span><text:span text:style-name="T90">.</text:span></text:p>
      <text:p text:style-name="P36"><text:span text:style-name="T90"><text:tab/>Já a prop render de Route é usada quando é necessário passar informações adicionais via props para o componente a ser mapeado. Ou seja, se você tem um componente Movies que precisa receber uma lista de filmes via props movies , e você precisa mapeá-lo para o caminho de URL /movies , você poderia criar uma rota da seguinte forma: </text:span><text:span text:style-name="T35">&lt;</text:span><text:span text:style-name="T54">Route</text:span><text:span text:style-name="T35"> </text:span><text:span text:style-name="T18">path</text:span><text:span text:style-name="T35">="</text:span><text:span text:style-name="T64">/movies</text:span><text:span text:style-name="T35">" </text:span><text:span text:style-name="T18">render</text:span><text:span text:style-name="T35">={(</text:span><text:span text:style-name="T82">props</text:span><text:span text:style-name="T35">)</text:span><text:span text:style-name="T82"> </text:span><text:span text:style-name="T18">=&gt;</text:span><text:span text:style-name="T82"> </text:span><text:span text:style-name="T35">&lt;</text:span><text:span text:style-name="T54">Movies</text:span><text:span text:style-name="T35"> {...</text:span><text:span text:style-name="T82">props</text:span><text:span text:style-name="T35">} </text:span><text:span text:style-name="T18">movies</text:span><text:span text:style-name="T35">={</text:span><text:span text:style-name="T82">[</text:span><text:span text:style-name="T35">'</text:span><text:span text:style-name="T64">Cars</text:span><text:span text:style-name="T35">',</text:span><text:span text:style-name="T82"> </text:span><text:span text:style-name="T35">'</text:span><text:span text:style-name="T64">Toy Story</text:span><text:span text:style-name="T35">',</text:span><text:span text:style-name="T82"> </text:span><text:span text:style-name="T35">'</text:span><text:span text:style-name="T64">The Hobbit</text:span><text:span text:style-name="T35">'</text:span><text:span text:style-name="T82">]</text:span><text:span text:style-name="T35">} /&gt;} /&gt;</text:span><text:span text:style-name="T90">.</text:span></text:p>
      <text:p text:style-name="P37"><text:span text:style-name="T90"><text:tab/>Tanto component quanto render permitem que você tenha acesso a informações de rota ( match , location e history ) via props do componente que você está mapeando. Ou seja, se você tem a rota </text:span><text:span text:style-name="T35">&lt;</text:span><text:span text:style-name="T54">Route</text:span><text:span text:style-name="T35"> </text:span><text:span text:style-name="T18">path</text:span><text:span text:style-name="T35">="</text:span><text:span text:style-name="T64">/about</text:span><text:span text:style-name="T35">" </text:span><text:span text:style-name="T18">component</text:span><text:span text:style-name="T35">={</text:span><text:span text:style-name="T54">About</text:span><text:span text:style-name="T35">} /&gt;</text:span><text:span text:style-name="T90">, About terá match , location e history setadas via props.</text:span></text:p>
      <text:p text:style-name="P29"/>
      <text:p text:style-name="P31">Rotas dinâmicas</text:p>
      <text:p text:style-name="P29"><text:tab/>O interessante em rotas dinâmicas é que podemos utilizar o mesmo componente para renderizar vários caminhos diferentes. Para fazer uso de parâmetro de URL em Route , é preciso fazer uso da sintaxe :nome_do_parametro dentro da propriedade path . Ou seja, &lt;Route path="/movies/:movieId" component={Movie} /&gt; vai definir um parâmetro chamado movieID , e o componente Movie é mapeado a qualquer um dos seguintes caminhos de URL :</text:p>
      <text:list xml:id="list3187650868" text:style-name="L3">
        <text:list-item>
          <text:p text:style-name="P121">/movies/1</text:p>
        </text:list-item>
        <text:list-item>
          <text:p text:style-name="P121">/movies/2</text:p>
        </text:list-item>
        <text:list-item>
          <text:p text:style-name="P121">/movies/thor</text:p>
        </text:list-item>
      </text:list>
      <text:p text:style-name="P29"/>
      <text:p text:style-name="P32">Hooks</text:p>
      <text:p text:style-name="P35"><text:tab/><text:span text:style-name="T107">Hooks são funções </text:span><text:span text:style-name="T122">que permitem a divisão de um componente em funções menores, baseadas em pedaços que são relacionados, em vez de forçar uma divisão baseada nos métodos de ciclo de vida.</text:span></text:p>
      <text:p text:style-name="P18"><text:span text:style-name="T109"><text:tab/></text:span><text:span text:style-name="T110">Em React existem 2 formas de criar um componente, usando classe ou função, em componentes de classe é possível trabalhar com o uso de métodos de ciclo de vida, como componentDidMount, componentDidUpdate, componentShouldUpdate e </text:span><text:soft-page-break/><text:span text:style-name="T110">componentWillUnmount, dentre outros, além de podermos declarar estados internos para armazenar dados que irão variar entre os componentes, entretanto, em componentes funcionais não temos acesso a esses métodos de ciclo de vida, para solucionar esse problema foram criados os Hooks.</text:span></text:p>
      <text:p text:style-name="P18"><text:span text:style-name="T110"><text:tab/></text:span><text:span text:style-name="T114">O React fornece alguns Hooks internos, mas é possível criar Hooks personalizados <text:s/>para reutilizar o comportamento de state entre componentes diferentes. Vejamos alguns Hooks internos primeiramente.</text:span></text:p>
      <text:p text:style-name="P122"/>
      <text:p text:style-name="P33">Hook de Estado</text:p>
      <text:p text:style-name="P19"><text:span text:style-name="T110"><text:tab/></text:span><text:span text:style-name="T111">Assim como não existe o acesso a métodos de ciclo de vida em componentes funcionais, não há o acesso ao constructor também, dessa forma, não é possível criar e alterar estados da forma como já estamos familiarizados, entretanto, existe uma forma de criar e manipular um estado em componentes funcionais, essa forma é usando os Hooks, o Hook específico para isso é o </text:span><text:span text:style-name="T114">Hook </text:span><text:span text:style-name="T115">de Estado </text:span><text:span text:style-name="T114">(‘useState()’)</text:span><text:span text:style-name="T111">, </text:span><text:span text:style-name="T112">o ‘useState()’ retorna um par: o valor do estado atual e uma função que permite atualizá-lo. Essa função de atualização do estado pode ser chamada a partir de um manipulador de evento ou de qualquer outro lugar. Essa função é parecida com this.setState em uma classe, exceto que não mescla o estado antigo com o novo. O ‘useState()’ <text:s/>recebe um único parâmetro, que é o estado inicial, diferente do this.state, aqui o estado não precisa ser um objeto, a não ser que você queira, pois o estado inicial é utilizado apenas durante a primeira renderização. </text:span><text:span text:style-name="T113">Ex:</text:span></text:p>
      <text:p text:style-name="P42"><text:span text:style-name="T37">i</text:span><text:span text:style-name="T38">mport</text:span><text:span text:style-name="T121"> React</text:span><text:span text:style-name="T38">,</text:span><text:span text:style-name="T121"> </text:span><text:span text:style-name="T38">{</text:span><text:span text:style-name="T48"> </text:span><text:span text:style-name="T121">useState</text:span><text:span text:style-name="T48"> </text:span><text:span text:style-name="T38">}</text:span><text:span text:style-name="T121"> </text:span><text:span text:style-name="T38">from</text:span><text:span text:style-name="T121"> </text:span><text:span text:style-name="T38">'</text:span><text:span text:style-name="T69">react</text:span><text:span text:style-name="T38">';</text:span></text:p>
      <text:p text:style-name="P117"/>
      <text:p text:style-name="P113"><text:span text:style-name="T14">function</text:span> <text:span text:style-name="T56">Example</text:span><text:span text:style-name="T23">()</text:span> <text:span text:style-name="T23">{</text:span></text:p>
      <text:p text:style-name="P113"><text:span text:style-name="T14">const</text:span><text:span text:style-name="T44"> </text:span><text:span text:style-name="T23">[</text:span>count<text:span text:style-name="T23">,</text:span><text:span text:style-name="T44"> </text:span><text:span text:style-name="T56">setCount</text:span><text:span text:style-name="T23">]</text:span><text:span text:style-name="T44"> </text:span><text:span text:style-name="T23">=</text:span><text:span text:style-name="T44"> </text:span><text:span text:style-name="T56">useState</text:span><text:span text:style-name="T44">(</text:span><text:span text:style-name="T72">0</text:span><text:span text:style-name="T44">)</text:span><text:span text:style-name="T23">;</text:span></text:p>
      <text:p text:style-name="P117"/>
      <text:p text:style-name="P113"><text:span text:style-name="T23">return</text:span><text:span text:style-name="T44"> (</text:span></text:p>
      <text:p text:style-name="P113"><text:span text:style-name="T23">&lt;</text:span><text:span text:style-name="T44">div</text:span><text:span text:style-name="T23">&gt;</text:span></text:p>
      <text:p text:style-name="P113"><text:span text:style-name="T23">&lt;</text:span><text:span text:style-name="T44">p</text:span><text:span text:style-name="T23">&gt;</text:span>Você clicou <text:span text:style-name="T23">{</text:span>count<text:span text:style-name="T23">}</text:span> vezes<text:span text:style-name="T23">&lt;/</text:span><text:span text:style-name="T44">p</text:span><text:span text:style-name="T23">&gt;</text:span></text:p>
      <text:p text:style-name="P111"><text:span text:style-name="T40">&lt;</text:span><text:span text:style-name="T49">button</text:span><text:span text:style-name="T40"> </text:span><text:span text:style-name="T20">type</text:span><text:span text:style-name="T40">="</text:span><text:span text:style-name="T70">button</text:span><text:span text:style-name="T40">" </text:span><text:span text:style-name="T20">onClick</text:span><text:span text:style-name="T40">={</text:span><text:span text:style-name="T41">()</text:span><text:span text:style-name="T96"> </text:span><text:span text:style-name="T21">=&gt;</text:span><text:span text:style-name="T96"> </text:span><text:span text:style-name="T59">setCount</text:span><text:span text:style-name="T123">(count </text:span><text:span text:style-name="T40">+</text:span><text:span text:style-name="T123"> </text:span><text:span text:style-name="T73">1</text:span><text:span text:style-name="T123">)</text:span><text:span text:style-name="T40">}&gt;</text:span><text:span text:style-name="T123">Clique</text:span><text:span text:style-name="T40">&lt;/</text:span><text:span text:style-name="T49">button</text:span><text:span text:style-name="T40">&gt;</text:span></text:p>
      <text:p text:style-name="P113"><text:span text:style-name="T23">&lt;/</text:span><text:span text:style-name="T44">div</text:span><text:span text:style-name="T23">&gt;</text:span></text:p>
      <text:p text:style-name="P113"><text:span text:style-name="T44">)</text:span><text:span text:style-name="T23">;</text:span></text:p>
      <text:p text:style-name="P109">}</text:p>
      <text:p text:style-name="P117"/>
      <text:p text:style-name="P116"><text:span text:style-name="T39">export</text:span><text:span text:style-name="T84"> </text:span><text:span text:style-name="T39">default</text:span><text:span text:style-name="T84"> </text:span><text:span text:style-name="T58">Example</text:span><text:span text:style-name="T39">;</text:span></text:p>
      <text:p text:style-name="P124"/>
      <text:p text:style-name="P124"><text:soft-page-break/><text:tab/>Neste exemplo o estado foi declarado como ‘count’, a função que altera o estado foi declarada como ‘setCount’ e o ‘useState()’ recebeu como parâmetro inicial 0. Dessa forma, toda vez que o botão for clicado a função ‘setCount’ será chamada e irá alterar o estado da forma como a lógica dela foi construída, que neste caso é aumentar em 1 o número do contador.</text:p>
      <text:p text:style-name="P38"><text:span text:style-name="T108"><text:tab/></text:span><text:span text:style-name="T114">É possível usar o ‘useState()’ mais de uma vez em um único componente. Ex:</text:span></text:p>
      <text:p text:style-name="P63"><text:span text:style-name="T22">function</text:span><text:span text:style-name="T124"> </text:span><text:span text:style-name="T60">ExampleWithManyStates</text:span><text:span text:style-name="T42">()</text:span><text:span text:style-name="T124"> </text:span><text:span text:style-name="T42">{</text:span></text:p>
      <text:p text:style-name="P112"><text:span text:style-name="T14">const</text:span><text:span text:style-name="T44"> </text:span><text:span text:style-name="T23">[</text:span>count<text:span text:style-name="T23">,</text:span><text:span text:style-name="T44"> </text:span><text:span text:style-name="T56">setCount</text:span><text:span text:style-name="T23">]</text:span><text:span text:style-name="T44"> </text:span><text:span text:style-name="T23">=</text:span><text:span text:style-name="T44"> </text:span><text:span text:style-name="T56">useState</text:span><text:span text:style-name="T44">(</text:span><text:span text:style-name="T72">0</text:span><text:span text:style-name="T44">)</text:span><text:span text:style-name="T23">;</text:span></text:p>
      <text:p text:style-name="P112"><text:span text:style-name="T14">const</text:span><text:span text:style-name="T44"> </text:span><text:span text:style-name="T23">[</text:span>age<text:span text:style-name="T23">,</text:span><text:span text:style-name="T44"> </text:span><text:span text:style-name="T56">setAge</text:span><text:span text:style-name="T23">]</text:span><text:span text:style-name="T44"> </text:span><text:span text:style-name="T23">=</text:span><text:span text:style-name="T44"> </text:span><text:span text:style-name="T56">useState</text:span><text:span text:style-name="T44">(</text:span><text:span text:style-name="T72">42</text:span><text:span text:style-name="T44">)</text:span><text:span text:style-name="T23">;</text:span></text:p>
      <text:p text:style-name="P112"><text:span text:style-name="T14">const</text:span><text:span text:style-name="T44"> </text:span><text:span text:style-name="T23">[</text:span>fruits<text:span text:style-name="T23">,</text:span><text:span text:style-name="T44"> </text:span><text:span text:style-name="T56">setFruits</text:span><text:span text:style-name="T23">]</text:span><text:span text:style-name="T44"> </text:span><text:span text:style-name="T23">=</text:span><text:span text:style-name="T44"> </text:span><text:span text:style-name="T56">useState</text:span><text:span text:style-name="T44">(</text:span><text:span text:style-name="T23">'</text:span><text:span text:style-name="T61">banana</text:span><text:span text:style-name="T23">'</text:span><text:span text:style-name="T44">)</text:span><text:span text:style-name="T23">;</text:span></text:p>
      <text:p text:style-name="P112"><text:span text:style-name="T14">const</text:span><text:span text:style-name="T44"> </text:span><text:span text:style-name="T23">[</text:span>todos<text:span text:style-name="T23">,</text:span><text:span text:style-name="T44"> </text:span><text:span text:style-name="T56">setTodos</text:span><text:span text:style-name="T23">]</text:span><text:span text:style-name="T44"> </text:span><text:span text:style-name="T23">=</text:span><text:span text:style-name="T44"> </text:span><text:span text:style-name="T56">useState</text:span><text:span text:style-name="T44">([</text:span><text:span text:style-name="T23">{</text:span><text:span text:style-name="T44"> </text:span>text<text:span text:style-name="T23">:</text:span><text:span text:style-name="T44"> </text:span><text:span text:style-name="T23">'</text:span><text:span text:style-name="T61">Aprenda Hooks!</text:span><text:span text:style-name="T23">'</text:span><text:span text:style-name="T44"> </text:span><text:span text:style-name="T23">}</text:span><text:span text:style-name="T44">])</text:span><text:span text:style-name="T23">;</text:span></text:p>
      <text:p text:style-name="P118"/>
      <text:p text:style-name="P115">//...</text:p>
      <text:p text:style-name="P108">}</text:p>
      <text:p text:style-name="P123"/>
      <text:p text:style-name="P123"><text:tab/>A sintaxe de desestruturação de arrays nos permite atribuir diferentes nomes para as variáveis de state que declaramos chamando useState. Esses nomes não fazem parte da API useState. Em vez disso, React presume que se você chamar useState muitas vezes, você faz isso na mesma ordem a cada renderização. Mais tarde, voltaremos no porquê disso funcionar e quando será útil.</text:p>
      <text:p text:style-name="P123"/>
      <text:p text:style-name="P39"><text:span text:style-name="T114">H</text:span><text:span text:style-name="T108">ook de Efeito</text:span></text:p>
      <text:p text:style-name="P39"><text:span text:style-name="T116"><text:tab/></text:span><text:span text:style-name="T117">Ao longo dos estudos de React nós realizamos várias vezes obtenções de dados, subscrições ou mudanças manuais no DOM através de componentes React. Essas operações são chamadas de “efeitos colaterais” (side effects ou apenas effects) porque eles podem afetar outros componentes e não podem ser feitos durante a renderização.</text:span></text:p>
      <text:p text:style-name="P125"><text:tab/>O Hook de Efeito (‘useEffect()’) adiciona a funcionalidade de executar efeitos colaterais através de um componente funcional. Seguindo a mesma funcionalidade do componentDidMount, componentDidUpdate e componentWillUnmount em classes React, mas unificado em uma mesma API. Ex:</text:p>
      <text:p text:style-name="P64"><text:span text:style-name="T25">import</text:span><text:span text:style-name="T91"> React</text:span><text:span text:style-name="T29">,</text:span><text:span text:style-name="T91"> </text:span><text:span text:style-name="T29">{</text:span><text:span text:style-name="T47"> </text:span><text:span text:style-name="T91">useEffect</text:span><text:span text:style-name="T29">,</text:span><text:span text:style-name="T47"> </text:span><text:span text:style-name="T91">useState</text:span><text:span text:style-name="T47"> </text:span><text:span text:style-name="T29">}</text:span><text:span text:style-name="T91"> </text:span><text:span text:style-name="T25">from</text:span><text:span text:style-name="T91"> </text:span><text:span text:style-name="T29">'</text:span><text:span text:style-name="T67">react</text:span><text:span text:style-name="T29">';</text:span></text:p>
      <text:p text:style-name="P118"/>
      <text:p text:style-name="P112"><text:span text:style-name="T14">function</text:span> <text:span text:style-name="T56">ExampleWithManyStates</text:span><text:span text:style-name="T23">()</text:span> <text:span text:style-name="T23">{</text:span></text:p>
      <text:p text:style-name="P112"><text:span text:style-name="T14">const</text:span><text:span text:style-name="T44"> </text:span><text:span text:style-name="T23">[</text:span>count<text:span text:style-name="T23">,</text:span><text:span text:style-name="T44"> </text:span><text:span text:style-name="T56">setCount</text:span><text:span text:style-name="T23">]</text:span><text:span text:style-name="T44"> </text:span><text:span text:style-name="T23">=</text:span><text:span text:style-name="T44"> </text:span><text:span text:style-name="T56">useState</text:span><text:span text:style-name="T44">(</text:span><text:span text:style-name="T72">0</text:span><text:span text:style-name="T44">)</text:span><text:span text:style-name="T23">;</text:span></text:p>
      <text:p text:style-name="P112"><text:span text:style-name="T56">useEffect</text:span><text:span text:style-name="T44">(</text:span><text:span text:style-name="T23">()</text:span><text:span text:style-name="T44"> </text:span><text:span text:style-name="T14">=&gt;</text:span><text:span text:style-name="T44"> </text:span><text:span text:style-name="T23">{</text:span></text:p>
      <text:p text:style-name="P112">document<text:span text:style-name="T23">.</text:span>title<text:span text:style-name="T44"> </text:span><text:span text:style-name="T23">=</text:span><text:span text:style-name="T44"> </text:span><text:span text:style-name="T23">`</text:span><text:span text:style-name="T61">Você clicou </text:span><text:span text:style-name="T23">${</text:span>count<text:span text:style-name="T23">}</text:span><text:span text:style-name="T61"> vezes</text:span><text:span text:style-name="T23">`</text:span></text:p>
      <text:p text:style-name="P112"><text:soft-page-break/><text:span text:style-name="T23">}</text:span><text:span text:style-name="T44">)</text:span></text:p>
      <text:p text:style-name="P118"/>
      <text:p text:style-name="P112"><text:span text:style-name="T24">return</text:span><text:span text:style-name="T44"> (</text:span></text:p>
      <text:p text:style-name="P112"><text:span text:style-name="T23">&lt;</text:span><text:span text:style-name="T44">div</text:span><text:span text:style-name="T23">&gt;</text:span></text:p>
      <text:p text:style-name="P112"><text:span text:style-name="T23">&lt;</text:span><text:span text:style-name="T44">p</text:span><text:span text:style-name="T23">&gt;</text:span>Você clicou <text:span text:style-name="T23">{</text:span>count<text:span text:style-name="T23">}</text:span> vezes<text:span text:style-name="T23">&lt;/</text:span><text:span text:style-name="T44">p</text:span><text:span text:style-name="T23">&gt;</text:span></text:p>
      <text:p text:style-name="P112"><text:span text:style-name="T23">&lt;</text:span><text:span text:style-name="T44">button</text:span><text:span text:style-name="T23"> </text:span><text:span text:style-name="T14">type</text:span><text:span text:style-name="T23">="</text:span><text:span text:style-name="T61">button</text:span><text:span text:style-name="T23">" </text:span><text:span text:style-name="T14">onClick</text:span><text:span text:style-name="T23">={()</text:span> <text:span text:style-name="T14">=&gt;</text:span> <text:span text:style-name="T56">setCount</text:span>(count <text:span text:style-name="T23">+</text:span> <text:span text:style-name="T72">1</text:span>)<text:span text:style-name="T23">}&gt;</text:span>Clique<text:span text:style-name="T23">&lt;/</text:span><text:span text:style-name="T44">button</text:span><text:span text:style-name="T23">&gt;</text:span></text:p>
      <text:p text:style-name="P112"><text:span text:style-name="T23">&lt;/</text:span><text:span text:style-name="T44">div</text:span><text:span text:style-name="T23">&gt;</text:span></text:p>
      <text:p text:style-name="P112"><text:span text:style-name="T44">)</text:span><text:span text:style-name="T23">;</text:span></text:p>
      <text:p text:style-name="P108">}</text:p>
      <text:p text:style-name="P118"/>
      <text:p text:style-name="P112"><text:span text:style-name="T24">export</text:span> <text:span text:style-name="T24">default</text:span> <text:span text:style-name="T56">ExampleWithManyStates</text:span><text:span text:style-name="T23">;</text:span></text:p>
      <text:p text:style-name="P125"/>
      <text:p text:style-name="P38"><text:span text:style-name="T114"><text:tab/></text:span><text:span text:style-name="T118">Neste exemplo a cada vez que o botão for clicado o título que fica na aba do navegador será atualizado como número de cliques. </text:span><text:span text:style-name="T119">Quando o ‘useEffect()’ é chamado ele diz ao React para executar a sua função de “efeito” após liberar as mudanças para o DOM. Efeitos são declarados dentro do componente, para que eles tenham acesso as suas props e state. Por padrão, o React executa os efeitos após cada renderização, incluindo a primeira renderização.</text:span></text:p>
      <text:p text:style-name="P38"><text:span text:style-name="T119"><text:tab/></text:span><text:span text:style-name="T120">Efeitos também podem opcionalmente especificar como “limpar” retornando uma função após a execução deles. Ex:</text:span></text:p>
      <text:p text:style-name="P63"><text:span text:style-name="T26">import</text:span><text:span text:style-name="T125"> React</text:span><text:span text:style-name="T43">,</text:span><text:span text:style-name="T125"> </text:span><text:span text:style-name="T43">{</text:span><text:span text:style-name="T50"> </text:span><text:span text:style-name="T125">useEffect</text:span><text:span text:style-name="T43">,</text:span><text:span text:style-name="T50"> </text:span><text:span text:style-name="T125">useState</text:span><text:span text:style-name="T50"> </text:span><text:span text:style-name="T43">}</text:span><text:span text:style-name="T125"> </text:span><text:span text:style-name="T26">from</text:span><text:span text:style-name="T125"> </text:span><text:span text:style-name="T43">'</text:span><text:span text:style-name="T71">react</text:span><text:span text:style-name="T43">';</text:span></text:p>
      <text:p text:style-name="P118"/>
      <text:p text:style-name="P112"><text:span text:style-name="T14">function</text:span> <text:span text:style-name="T56">FriendStatus</text:span><text:span text:style-name="T23">()</text:span> <text:span text:style-name="T23">{</text:span></text:p>
      <text:p text:style-name="P112"><text:span text:style-name="T14">const</text:span><text:span text:style-name="T44"> </text:span><text:span text:style-name="T23">[</text:span>isOnline<text:span text:style-name="T23">,</text:span><text:span text:style-name="T44"> </text:span><text:span text:style-name="T56">setIsOnline</text:span><text:span text:style-name="T23">]</text:span><text:span text:style-name="T44"> </text:span><text:span text:style-name="T23">=</text:span><text:span text:style-name="T44"> </text:span><text:span text:style-name="T56">useState</text:span><text:span text:style-name="T44">(</text:span><text:span text:style-name="T23">null</text:span><text:span text:style-name="T44">)</text:span><text:span text:style-name="T23">;</text:span></text:p>
      <text:p text:style-name="P118"/>
      <text:p text:style-name="P112"><text:span text:style-name="T14">function</text:span><text:span text:style-name="T44"> </text:span><text:span text:style-name="T56">handleStatusChange</text:span><text:span text:style-name="T23">(</text:span>status<text:span text:style-name="T23">)</text:span><text:span text:style-name="T44"> </text:span><text:span text:style-name="T23">{</text:span></text:p>
      <text:p text:style-name="P112"><text:span text:style-name="T56">setIsOnline</text:span><text:span text:style-name="T44">(</text:span>status<text:span text:style-name="T23">.</text:span>isOnline<text:span text:style-name="T44">)</text:span><text:span text:style-name="T23">;</text:span></text:p>
      <text:p text:style-name="P108">}</text:p>
      <text:p text:style-name="P118"/>
      <text:p text:style-name="P112"><text:span text:style-name="T56">useEffect</text:span><text:span text:style-name="T44">(</text:span><text:span text:style-name="T23">()</text:span><text:span text:style-name="T44"> </text:span><text:span text:style-name="T14">=&gt;</text:span><text:span text:style-name="T44"> </text:span><text:span text:style-name="T23">{</text:span></text:p>
      <text:p text:style-name="P112">ChatAPI<text:span text:style-name="T23">.</text:span><text:span text:style-name="T56">subscribeToFriendStatus</text:span><text:span text:style-name="T44">(</text:span>props<text:span text:style-name="T23">.</text:span>friend<text:span text:style-name="T23">.</text:span>id<text:span text:style-name="T23">,</text:span><text:span text:style-name="T44"> </text:span><text:span text:style-name="T56">handleStatusChange</text:span><text:span text:style-name="T44">)</text:span><text:span text:style-name="T23">;</text:span></text:p>
      <text:p text:style-name="P112"><text:span text:style-name="T24">return</text:span><text:span text:style-name="T44"> </text:span><text:span text:style-name="T23">()</text:span><text:span text:style-name="T44"> </text:span><text:span text:style-name="T14">=&gt;</text:span><text:span text:style-name="T44"> </text:span><text:span text:style-name="T23">{</text:span></text:p>
      <text:p text:style-name="P112">ChatAPI<text:span text:style-name="T23">.</text:span><text:span text:style-name="T56">subscribeToFriendStatus</text:span><text:span text:style-name="T44">(</text:span>props<text:span text:style-name="T23">.</text:span>friend<text:span text:style-name="T23">.</text:span>id<text:span text:style-name="T23">,</text:span><text:span text:style-name="T44"> </text:span><text:span text:style-name="T56">handleStatusChange</text:span><text:span text:style-name="T44">)</text:span><text:span text:style-name="T23">;</text:span></text:p>
      <text:p text:style-name="P108">};</text:p>
      <text:p text:style-name="P112"><text:span text:style-name="T23">}</text:span><text:span text:style-name="T44">)</text:span><text:span text:style-name="T23">;</text:span></text:p>
      <text:p text:style-name="P112"><text:span text:style-name="T24">if</text:span><text:span text:style-name="T44"> (</text:span>isOnline<text:span text:style-name="T44"> </text:span><text:span text:style-name="T23">===</text:span><text:span text:style-name="T44"> </text:span><text:span text:style-name="T23">null</text:span><text:span text:style-name="T44">) </text:span><text:span text:style-name="T23">{</text:span></text:p>
      <text:p text:style-name="P112"><text:span text:style-name="T24">return</text:span><text:span text:style-name="T44"> </text:span><text:span text:style-name="T23">'</text:span><text:span text:style-name="T61">Loading...</text:span><text:span text:style-name="T23">';</text:span></text:p>
      <text:p text:style-name="P108">}</text:p>
      <text:p text:style-name="P112"><text:span text:style-name="T24">return</text:span><text:span text:style-name="T44"> </text:span>isOnline<text:span text:style-name="T44"> </text:span><text:span text:style-name="T23">?</text:span><text:span text:style-name="T44"> </text:span><text:span text:style-name="T23">'</text:span><text:span text:style-name="T61">Online</text:span><text:span text:style-name="T23">'</text:span><text:span text:style-name="T44"> </text:span><text:span text:style-name="T23">:</text:span><text:span text:style-name="T44"> </text:span><text:span text:style-name="T23">'</text:span><text:span text:style-name="T61">Offline</text:span><text:span text:style-name="T23">';</text:span></text:p>
      <text:p text:style-name="P108">}</text:p>
      <text:p text:style-name="P126"><text:tab/>Neste exemplo o componente usa um efeito para se subscrever ao status online de um amigo e limpa-se cancelando a sua subscrição, dessa forma, o React cancelaria a subscrição da ChatAPI quando o componente se desmontar, e também antes de <text:soft-page-break/>reexecutar o efeito devido a uma renderização subsequente. Assim como o ‘useState()’ é possível usar o useEffect mais de uma vez.</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1" svg:font-family="Arial" style:font-family-generic="swiss"/>
    <style:font-face style:name="Droid Sans Mono1" svg:font-family="'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line-height="150%" fo:hyphenation-ladder-count="no-limit"/>
      <style:text-properties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1:41:34.500169060</meta:creation-date>
    <dc:date>2021-07-02T16:22:25.407074747</dc:date>
    <meta:editing-duration>PT18H22M25S</meta:editing-duration>
    <meta:editing-cycles>25</meta:editing-cycles>
    <meta:generator>LibreOffice/6.4.4.2$Linux_X86_64 LibreOffice_project/40$Build-2</meta:generator>
    <meta:document-statistic meta:table-count="0" meta:image-count="0" meta:object-count="0" meta:page-count="22" meta:paragraph-count="397" meta:word-count="4787" meta:character-count="30858" meta:non-whitespace-character-count="26348"/>
  </office:meta>
</office:document-meta>
</file>